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Neue" svg:font-family="HelveticaNeue"/>
    <style:font-face style:name="HelveticaNeue-Bold" svg:font-family="HelveticaNeue-Bol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0" style:family="table">
      <style:table-properties table:align="margins"/>
    </style:style>
    <style:style style:name="Table0.A" style:family="table-column">
      <style:table-column-properties style:rel-column-width="9593*"/>
    </style:style>
    <style:style style:name="Table0.B" style:family="table-column">
      <style:table-column-properties style:rel-column-width="6790*"/>
    </style:style>
    <style:style style:name="Table0.C" style:family="table-column">
      <style:table-column-properties style:rel-column-width="8191*"/>
    </style:style>
    <style:style style:name="Table0.H" style:family="table-column">
      <style:table-column-properties style:rel-column-width="8197*"/>
    </style:style>
    <style:style style:name="Table0.1" style:family="table-row">
      <style:table-row-properties style:row-height="0.316in" fo:keep-together="auto"/>
    </style:style>
    <style:style style:name="Table0.A1" style:family="table-cell">
      <style:table-cell-properties style:vertical-align="top" fo:background-color="#bdc0bf" fo:padding="0.0556in" fo:border="none" fo:color="#000000" fo:font-size="0.1389in" fo:font-weight="bold" fo:letter-spacing="100.0000%">
        <style:background-image/>
      </style:table-cell-properties>
    </style:style>
    <style:style style:name="Table0.A2" style:family="table-cell">
      <style:table-cell-properties style:vertical-align="top" fo:background-color="#dcdcdc" fo:padding="0.0556in" fo:border="none" fo:color="#000000" fo:font-size="0.1389in" fo:font-weight="bold" fo:letter-spacing="100.0000%">
        <style:background-image/>
      </style:table-cell-properties>
    </style:style>
    <style:style style:name="Table0.B2" style:family="table-cell">
      <style:table-cell-properties style:vertical-align="middle" fo:background-color="#f5f5f5" fo:padding="0.0382in" fo:border="none" fo:color="#000000" fo:font-size="0.1389in" fo:letter-spacing="100.0000%">
        <style:background-image/>
      </style:table-cell-properties>
    </style:style>
    <style:style style:name="Table0.B3" style:family="table-cell">
      <style:table-cell-properties style:vertical-align="top" fo:padding="0.0556in" fo:border="none" fo:color="#000000" fo:font-size="0.1389in" fo:letter-spacing="100.0000%"/>
    </style:style>
    <style:style style:name="Table0.C3" style:family="table-cell">
      <style:table-cell-properties style:vertical-align="top" fo:padding="0.0556in" fo:border="none" fo:color="#000000" fo:font-size="0.1389in" fo:letter-spacing="100.0000%"/>
    </style:style>
    <style:style style:name="Table0.D3" style:family="table-cell">
      <style:table-cell-properties style:vertical-align="top" fo:padding="0.0556in" fo:border="none" fo:color="#000000" fo:font-size="0.1389in" fo:letter-spacing="100.0000%"/>
    </style:style>
    <style:style style:name="Table0.E3" style:family="table-cell">
      <style:table-cell-properties style:vertical-align="top" fo:padding="0.0556in" fo:border="none" fo:color="#000000" fo:font-size="0.1389in" fo:letter-spacing="100.0000%"/>
    </style:style>
    <style:style style:name="Table0.F3" style:family="table-cell">
      <style:table-cell-properties style:vertical-align="top" fo:padding="0.0556in" fo:border="none" fo:color="#000000" fo:font-size="0.1389in" fo:letter-spacing="100.0000%"/>
    </style:style>
    <style:style style:name="Table0.G3" style:family="table-cell">
      <style:table-cell-properties style:vertical-align="top" fo:padding="0.0556in" fo:border="none" fo:color="#000000" fo:font-size="0.1389in" fo:letter-spacing="100.0000%"/>
    </style:style>
    <style:style style:name="Table0.H3" style:family="table-cell">
      <style:table-cell-properties style:vertical-align="top" fo:padding="0.0556in" fo:border="none" fo:color="#000000" fo:font-size="0.1389in" fo:letter-spacing="100.0000%"/>
    </style:style>
    <style:style style:name="Table0.B5" style:family="table-cell">
      <style:table-cell-properties style:vertical-align="top" fo:padding="0.0556in" fo:border="none" fo:color="#000000" fo:font-size="0.1389in" fo:letter-spacing="100.0000%"/>
    </style:style>
    <style:style style:name="Table0.C5" style:family="table-cell">
      <style:table-cell-properties style:vertical-align="top" fo:padding="0.0556in" fo:border="none" fo:color="#000000" fo:font-size="0.1389in" fo:letter-spacing="100.0000%"/>
    </style:style>
    <style:style style:name="Table0.D5" style:family="table-cell">
      <style:table-cell-properties style:vertical-align="top" fo:padding="0.0556in" fo:border="none" fo:color="#000000" fo:font-size="0.1389in" fo:letter-spacing="100.0000%"/>
    </style:style>
    <style:style style:name="Table0.E5" style:family="table-cell">
      <style:table-cell-properties style:vertical-align="top" fo:padding="0.0556in" fo:border="none" fo:color="#000000" fo:font-size="0.1389in" fo:letter-spacing="100.0000%"/>
    </style:style>
    <style:style style:name="Table0.F5" style:family="table-cell">
      <style:table-cell-properties style:vertical-align="top" fo:padding="0.0556in" fo:border="none" fo:color="#000000" fo:font-size="0.1389in" fo:letter-spacing="100.0000%"/>
    </style:style>
    <style:style style:name="Table0.G5" style:family="table-cell">
      <style:table-cell-properties style:vertical-align="top" fo:padding="0.0556in" fo:border="none" fo:color="#000000" fo:font-size="0.1389in" fo:letter-spacing="100.0000%"/>
    </style:style>
    <style:style style:name="Table0.H5" style:family="table-cell">
      <style:table-cell-properties style:vertical-align="top" fo:padding="0.0556in" fo:border="none" fo:color="#000000" fo:font-size="0.1389in" fo:letter-spacing="100.0000%"/>
    </style:style>
    <style:style style:name="Table0.B7" style:family="table-cell">
      <style:table-cell-properties style:vertical-align="top" fo:padding="0.0556in" fo:border="none" fo:color="#000000" fo:font-size="0.1389in" fo:letter-spacing="100.0000%"/>
    </style:style>
    <style:style style:name="Table0.C7" style:family="table-cell">
      <style:table-cell-properties style:vertical-align="top" fo:padding="0.0556in" fo:border="none" fo:color="#000000" fo:font-size="0.1389in" fo:letter-spacing="100.0000%"/>
    </style:style>
    <style:style style:name="Table0.D7" style:family="table-cell">
      <style:table-cell-properties style:vertical-align="top" fo:padding="0.0556in" fo:border="none" fo:color="#000000" fo:font-size="0.1389in" fo:letter-spacing="100.0000%"/>
    </style:style>
    <style:style style:name="Table0.E7" style:family="table-cell">
      <style:table-cell-properties style:vertical-align="top" fo:padding="0.0556in" fo:border="none" fo:color="#000000" fo:font-size="0.1389in" fo:letter-spacing="100.0000%"/>
    </style:style>
    <style:style style:name="Table0.F7" style:family="table-cell">
      <style:table-cell-properties style:vertical-align="top" fo:padding="0.0556in" fo:border="none" fo:color="#000000" fo:font-size="0.1389in" fo:letter-spacing="100.0000%"/>
    </style:style>
    <style:style style:name="Table0.G7" style:family="table-cell">
      <style:table-cell-properties style:vertical-align="top" fo:padding="0.0556in" fo:border="none" fo:color="#000000" fo:font-size="0.1389in" fo:letter-spacing="100.0000%"/>
    </style:style>
    <style:style style:name="Table0.H7" style:family="table-cell">
      <style:table-cell-properties style:vertical-align="top" fo:padding="0.0556in" fo:border="none" fo:color="#000000" fo:font-size="0.1389in" fo:letter-spacing="100.0000%"/>
    </style:style>
    <style:style style:name="Table0.B9" style:family="table-cell">
      <style:table-cell-properties style:vertical-align="top" fo:padding="0.0556in" fo:border="none" fo:color="#000000" fo:font-size="0.1389in" fo:letter-spacing="100.0000%"/>
    </style:style>
    <style:style style:name="Table0.C9" style:family="table-cell">
      <style:table-cell-properties style:vertical-align="top" fo:padding="0.0556in" fo:border="none" fo:color="#000000" fo:font-size="0.1389in" fo:letter-spacing="100.0000%"/>
    </style:style>
    <style:style style:name="Table0.D9" style:family="table-cell">
      <style:table-cell-properties style:vertical-align="top" fo:padding="0.0556in" fo:border="none" fo:color="#000000" fo:font-size="0.1389in" fo:letter-spacing="100.0000%"/>
    </style:style>
    <style:style style:name="Table0.E9" style:family="table-cell">
      <style:table-cell-properties style:vertical-align="top" fo:padding="0.0556in" fo:border="none" fo:color="#000000" fo:font-size="0.1389in" fo:letter-spacing="100.0000%"/>
    </style:style>
    <style:style style:name="Table0.F9" style:family="table-cell">
      <style:table-cell-properties style:vertical-align="top" fo:padding="0.0556in" fo:border="none" fo:color="#000000" fo:font-size="0.1389in" fo:letter-spacing="100.0000%"/>
    </style:style>
    <style:style style:name="Table0.G9" style:family="table-cell">
      <style:table-cell-properties style:vertical-align="top" fo:padding="0.0556in" fo:border="none" fo:color="#000000" fo:font-size="0.1389in" fo:letter-spacing="100.0000%"/>
    </style:style>
    <style:style style:name="Table0.H9" style:family="table-cell">
      <style:table-cell-properties style:vertical-align="top" fo:padding="0.0556in" fo:border="none" fo:color="#000000" fo:font-size="0.1389in" fo:letter-spacing="100.0000%"/>
    </style:style>
    <style:style style:name="Table0.B11" style:family="table-cell">
      <style:table-cell-properties style:vertical-align="top" fo:padding="0.0556in" fo:border="none" fo:color="#000000" fo:font-size="0.1389in" fo:letter-spacing="100.0000%"/>
    </style:style>
    <style:style style:name="Table0.C11" style:family="table-cell">
      <style:table-cell-properties style:vertical-align="top" fo:padding="0.0556in" fo:border="none" fo:color="#000000" fo:font-size="0.1389in" fo:letter-spacing="100.0000%"/>
    </style:style>
    <style:style style:name="Table0.D11" style:family="table-cell">
      <style:table-cell-properties style:vertical-align="top" fo:padding="0.0556in" fo:border="none" fo:color="#000000" fo:font-size="0.1389in" fo:letter-spacing="100.0000%"/>
    </style:style>
    <style:style style:name="Table0.E11" style:family="table-cell">
      <style:table-cell-properties style:vertical-align="top" fo:padding="0.0556in" fo:border="none" fo:color="#000000" fo:font-size="0.1389in" fo:letter-spacing="100.0000%"/>
    </style:style>
    <style:style style:name="Table0.F11" style:family="table-cell">
      <style:table-cell-properties style:vertical-align="top" fo:padding="0.0556in" fo:border="none" fo:color="#000000" fo:font-size="0.1389in" fo:letter-spacing="100.0000%"/>
    </style:style>
    <style:style style:name="Table0.G11" style:family="table-cell">
      <style:table-cell-properties style:vertical-align="top" fo:padding="0.0556in" fo:border="none" fo:color="#000000" fo:font-size="0.1389in" fo:letter-spacing="100.0000%"/>
    </style:style>
    <style:style style:name="Table0.H11" style:family="table-cell">
      <style:table-cell-properties style:vertical-align="top" fo:padding="0.0556in" fo:border="none" fo:color="#000000" fo:font-size="0.1389in" fo:letter-spacing="100.0000%"/>
    </style:style>
    <style:style style:name="Table0.B13" style:family="table-cell">
      <style:table-cell-properties style:vertical-align="top" fo:padding="0.0556in" fo:border="none" fo:color="#000000" fo:font-size="0.1389in" fo:letter-spacing="100.0000%"/>
    </style:style>
    <style:style style:name="Table0.C13" style:family="table-cell">
      <style:table-cell-properties style:vertical-align="top" fo:padding="0.0556in" fo:border="none" fo:color="#000000" fo:font-size="0.1389in" fo:letter-spacing="100.0000%"/>
    </style:style>
    <style:style style:name="Table0.D13" style:family="table-cell">
      <style:table-cell-properties style:vertical-align="top" fo:padding="0.0556in" fo:border="none" fo:color="#000000" fo:font-size="0.1389in" fo:letter-spacing="100.0000%"/>
    </style:style>
    <style:style style:name="Table0.E13" style:family="table-cell">
      <style:table-cell-properties style:vertical-align="top" fo:padding="0.0556in" fo:border="none" fo:color="#000000" fo:font-size="0.1389in" fo:letter-spacing="100.0000%"/>
    </style:style>
    <style:style style:name="Table0.F13" style:family="table-cell">
      <style:table-cell-properties style:vertical-align="top" fo:padding="0.0556in" fo:border="none" fo:color="#000000" fo:font-size="0.1389in" fo:letter-spacing="100.0000%"/>
    </style:style>
    <style:style style:name="Table0.G13" style:family="table-cell">
      <style:table-cell-properties style:vertical-align="top" fo:padding="0.0556in" fo:border="none" fo:color="#000000" fo:font-size="0.1389in" fo:letter-spacing="100.0000%"/>
    </style:style>
    <style:style style:name="Table0.H13" style:family="table-cell">
      <style:table-cell-properties style:vertical-align="top" fo:padding="0.0556in" fo:border="none" fo:color="#000000" fo:font-size="0.1389in" fo:letter-spacing="100.0000%"/>
    </style:style>
    <style:style style:name="Table0.B15" style:family="table-cell">
      <style:table-cell-properties style:vertical-align="top" fo:padding="0.0556in" fo:border="none" fo:color="#000000" fo:font-size="0.1389in" fo:letter-spacing="100.0000%"/>
    </style:style>
    <style:style style:name="Table0.C15" style:family="table-cell">
      <style:table-cell-properties style:vertical-align="top" fo:padding="0.0556in" fo:border="none" fo:color="#000000" fo:font-size="0.1389in" fo:letter-spacing="100.0000%"/>
    </style:style>
    <style:style style:name="Table0.D15" style:family="table-cell">
      <style:table-cell-properties style:vertical-align="top" fo:padding="0.0556in" fo:border="none" fo:color="#000000" fo:font-size="0.1389in" fo:letter-spacing="100.0000%"/>
    </style:style>
    <style:style style:name="Table0.E15" style:family="table-cell">
      <style:table-cell-properties style:vertical-align="top" fo:padding="0.0556in" fo:border="none" fo:color="#000000" fo:font-size="0.1389in" fo:letter-spacing="100.0000%"/>
    </style:style>
    <style:style style:name="Table0.F15" style:family="table-cell">
      <style:table-cell-properties style:vertical-align="top" fo:padding="0.0556in" fo:border="none" fo:color="#000000" fo:font-size="0.1389in" fo:letter-spacing="100.0000%"/>
    </style:style>
    <style:style style:name="Table0.G15" style:family="table-cell">
      <style:table-cell-properties style:vertical-align="top" fo:padding="0.0556in" fo:border="none" fo:color="#000000" fo:font-size="0.1389in" fo:letter-spacing="100.0000%"/>
    </style:style>
    <style:style style:name="Table0.H15" style:family="table-cell">
      <style:table-cell-properties style:vertical-align="top" fo:padding="0.0556in" fo:border="none" fo:color="#000000" fo:font-size="0.1389in" fo:letter-spacing="100.0000%"/>
    </style:style>
    <style:style style:name="Table0.B17" style:family="table-cell">
      <style:table-cell-properties style:vertical-align="top" fo:padding="0.0556in" fo:border="none" fo:color="#000000" fo:font-size="0.1389in" fo:letter-spacing="100.0000%"/>
    </style:style>
    <style:style style:name="Table0.C17" style:family="table-cell">
      <style:table-cell-properties style:vertical-align="top" fo:padding="0.0556in" fo:border="none" fo:color="#000000" fo:font-size="0.1389in" fo:letter-spacing="100.0000%"/>
    </style:style>
    <style:style style:name="Table0.D17" style:family="table-cell">
      <style:table-cell-properties style:vertical-align="top" fo:padding="0.0556in" fo:border="none" fo:color="#000000" fo:font-size="0.1389in" fo:letter-spacing="100.0000%"/>
    </style:style>
    <style:style style:name="Table0.E17" style:family="table-cell">
      <style:table-cell-properties style:vertical-align="top" fo:padding="0.0556in" fo:border="none" fo:color="#000000" fo:font-size="0.1389in" fo:letter-spacing="100.0000%"/>
    </style:style>
    <style:style style:name="Table0.F17" style:family="table-cell">
      <style:table-cell-properties style:vertical-align="top" fo:padding="0.0556in" fo:border="none" fo:color="#000000" fo:font-size="0.1389in" fo:letter-spacing="100.0000%"/>
    </style:style>
    <style:style style:name="Table0.G17" style:family="table-cell">
      <style:table-cell-properties style:vertical-align="top" fo:padding="0.0556in" fo:border="none" fo:color="#000000" fo:font-size="0.1389in" fo:letter-spacing="100.0000%"/>
    </style:style>
    <style:style style:name="Table0.H17" style:family="table-cell">
      <style:table-cell-properties style:vertical-align="top" fo:padding="0.0556in" fo:border="none" fo:color="#000000" fo:font-size="0.1389in" fo:letter-spacing="100.0000%"/>
    </style:style>
    <style:style style:name="Table1" style:family="table">
      <style:table-properties table:align="margins"/>
    </style:style>
    <style:style style:name="Table1.A" style:family="table-column">
      <style:table-column-properties style:rel-column-width="10966*"/>
    </style:style>
    <style:style style:name="Table1.B" style:family="table-column">
      <style:table-column-properties style:rel-column-width="7757*"/>
    </style:style>
    <style:style style:name="Table1.C" style:family="table-column">
      <style:table-column-properties style:rel-column-width="9362*"/>
    </style:style>
    <style:style style:name="Table1.G" style:family="table-column">
      <style:table-column-properties style:rel-column-width="9364*"/>
    </style:style>
    <style:style style:name="Table1.1" style:family="table-row">
      <style:table-row-properties style:row-height="0.316in" fo:keep-together="auto"/>
    </style:style>
    <style:style style:name="Table1.A1" style:family="table-cell">
      <style:table-cell-properties style:vertical-align="top" fo:background-color="#bdc0bf" fo:padding="0.0556in" fo:border="none" fo:color="#000000" fo:font-size="0.1389in" fo:font-weight="bold" fo:letter-spacing="100.0000%">
        <style:background-image/>
      </style:table-cell-properties>
    </style:style>
    <style:style style:name="Table1.A2" style:family="table-cell">
      <style:table-cell-properties style:vertical-align="top" fo:background-color="#dcdcdc" fo:padding="0.0556in" fo:border="none" fo:color="#000000" fo:font-size="0.1389in" fo:font-weight="bold" fo:letter-spacing="100.0000%">
        <style:background-image/>
      </style:table-cell-properties>
    </style:style>
    <style:style style:name="Table1.B2" style:family="table-cell">
      <style:table-cell-properties style:vertical-align="middle" fo:background-color="#f5f5f5" fo:padding="0.0382in" fo:border="none" fo:color="#000000" fo:font-size="0.1389in" fo:letter-spacing="100.0000%">
        <style:background-image/>
      </style:table-cell-properties>
    </style:style>
    <style:style style:name="Table1.B3" style:family="table-cell">
      <style:table-cell-properties style:vertical-align="top" fo:padding="0.0556in" fo:border="none" fo:color="#000000" fo:font-size="0.1389in" fo:letter-spacing="100.0000%"/>
    </style:style>
    <style:style style:name="Table1.C3" style:family="table-cell">
      <style:table-cell-properties style:vertical-align="top" fo:padding="0.0556in" fo:border="none" fo:color="#000000" fo:font-size="0.1389in" fo:letter-spacing="100.0000%"/>
    </style:style>
    <style:style style:name="Table1.D3" style:family="table-cell">
      <style:table-cell-properties style:vertical-align="top" fo:padding="0.0556in" fo:border="none" fo:color="#000000" fo:font-size="0.1389in" fo:letter-spacing="100.0000%"/>
    </style:style>
    <style:style style:name="Table1.E3" style:family="table-cell">
      <style:table-cell-properties style:vertical-align="top" fo:padding="0.0556in" fo:border="none" fo:color="#000000" fo:font-size="0.1389in" fo:letter-spacing="100.0000%"/>
    </style:style>
    <style:style style:name="Table1.F3" style:family="table-cell">
      <style:table-cell-properties style:vertical-align="top" fo:padding="0.0556in" fo:border="none" fo:color="#000000" fo:font-size="0.1389in" fo:letter-spacing="100.0000%"/>
    </style:style>
    <style:style style:name="Table1.G3" style:family="table-cell">
      <style:table-cell-properties style:vertical-align="top" fo:padding="0.0556in" fo:border="none" fo:color="#000000" fo:font-size="0.1389in" fo:letter-spacing="100.0000%"/>
    </style:style>
    <style:style style:name="Table1.B5" style:family="table-cell">
      <style:table-cell-properties style:vertical-align="top" fo:padding="0.0556in" fo:border="none" fo:color="#000000" fo:font-size="0.1389in" fo:letter-spacing="100.0000%"/>
    </style:style>
    <style:style style:name="Table1.C5" style:family="table-cell">
      <style:table-cell-properties style:vertical-align="top" fo:padding="0.0556in" fo:border="none" fo:color="#000000" fo:font-size="0.1389in" fo:letter-spacing="100.0000%"/>
    </style:style>
    <style:style style:name="Table1.D5" style:family="table-cell">
      <style:table-cell-properties style:vertical-align="top" fo:padding="0.0556in" fo:border="none" fo:color="#000000" fo:font-size="0.1389in" fo:letter-spacing="100.0000%"/>
    </style:style>
    <style:style style:name="Table1.E5" style:family="table-cell">
      <style:table-cell-properties style:vertical-align="top" fo:padding="0.0556in" fo:border="none" fo:color="#000000" fo:font-size="0.1389in" fo:letter-spacing="100.0000%"/>
    </style:style>
    <style:style style:name="Table1.F5" style:family="table-cell">
      <style:table-cell-properties style:vertical-align="top" fo:padding="0.0556in" fo:border="none" fo:color="#000000" fo:font-size="0.1389in" fo:letter-spacing="100.0000%"/>
    </style:style>
    <style:style style:name="Table1.G5" style:family="table-cell">
      <style:table-cell-properties style:vertical-align="top" fo:padding="0.0556in" fo:border="none" fo:color="#000000" fo:font-size="0.1389in" fo:letter-spacing="100.0000%"/>
    </style:style>
    <style:style style:name="Table1.B7" style:family="table-cell">
      <style:table-cell-properties style:vertical-align="top" fo:padding="0.0556in" fo:border="none" fo:color="#000000" fo:font-size="0.1389in" fo:letter-spacing="100.0000%"/>
    </style:style>
    <style:style style:name="Table1.C7" style:family="table-cell">
      <style:table-cell-properties style:vertical-align="top" fo:padding="0.0556in" fo:border="none" fo:color="#000000" fo:font-size="0.1389in" fo:letter-spacing="100.0000%"/>
    </style:style>
    <style:style style:name="Table1.D7" style:family="table-cell">
      <style:table-cell-properties style:vertical-align="top" fo:padding="0.0556in" fo:border="none" fo:color="#000000" fo:font-size="0.1389in" fo:letter-spacing="100.0000%"/>
    </style:style>
    <style:style style:name="Table1.E7" style:family="table-cell">
      <style:table-cell-properties style:vertical-align="top" fo:padding="0.0556in" fo:border="none" fo:color="#000000" fo:font-size="0.1389in" fo:letter-spacing="100.0000%"/>
    </style:style>
    <style:style style:name="Table1.F7" style:family="table-cell">
      <style:table-cell-properties style:vertical-align="top" fo:padding="0.0556in" fo:border="none" fo:color="#000000" fo:font-size="0.1389in" fo:letter-spacing="100.0000%"/>
    </style:style>
    <style:style style:name="Table1.G7" style:family="table-cell">
      <style:table-cell-properties style:vertical-align="top" fo:padding="0.0556in" fo:border="none" fo:color="#000000" fo:font-size="0.1389in" fo:letter-spacing="100.0000%"/>
    </style:style>
    <style:style style:name="Table1.B9" style:family="table-cell">
      <style:table-cell-properties style:vertical-align="top" fo:padding="0.0556in" fo:border="none" fo:color="#000000" fo:font-size="0.1389in" fo:letter-spacing="100.0000%"/>
    </style:style>
    <style:style style:name="Table1.C9" style:family="table-cell">
      <style:table-cell-properties style:vertical-align="top" fo:padding="0.0556in" fo:border="none" fo:color="#000000" fo:font-size="0.1389in" fo:letter-spacing="100.0000%"/>
    </style:style>
    <style:style style:name="Table1.D9" style:family="table-cell">
      <style:table-cell-properties style:vertical-align="top" fo:padding="0.0556in" fo:border="none" fo:color="#000000" fo:font-size="0.1389in" fo:letter-spacing="100.0000%"/>
    </style:style>
    <style:style style:name="Table1.E9" style:family="table-cell">
      <style:table-cell-properties style:vertical-align="top" fo:padding="0.0556in" fo:border="none" fo:color="#000000" fo:font-size="0.1389in" fo:letter-spacing="100.0000%"/>
    </style:style>
    <style:style style:name="Table1.F9" style:family="table-cell">
      <style:table-cell-properties style:vertical-align="top" fo:padding="0.0556in" fo:border="none" fo:color="#000000" fo:font-size="0.1389in" fo:letter-spacing="100.0000%"/>
    </style:style>
    <style:style style:name="Table1.G9" style:family="table-cell">
      <style:table-cell-properties style:vertical-align="top" fo:padding="0.0556in" fo:border="none" fo:color="#000000" fo:font-size="0.1389in" fo:letter-spacing="100.0000%"/>
    </style:style>
    <style:style style:name="Table1.B11" style:family="table-cell">
      <style:table-cell-properties style:vertical-align="top" fo:padding="0.0556in" fo:border="none" fo:color="#000000" fo:font-size="0.1389in" fo:letter-spacing="100.0000%"/>
    </style:style>
    <style:style style:name="Table1.C11" style:family="table-cell">
      <style:table-cell-properties style:vertical-align="top" fo:padding="0.0556in" fo:border="none" fo:color="#000000" fo:font-size="0.1389in" fo:letter-spacing="100.0000%"/>
    </style:style>
    <style:style style:name="Table1.D11" style:family="table-cell">
      <style:table-cell-properties style:vertical-align="top" fo:padding="0.0556in" fo:border="none" fo:color="#000000" fo:font-size="0.1389in" fo:letter-spacing="100.0000%"/>
    </style:style>
    <style:style style:name="Table1.E11" style:family="table-cell">
      <style:table-cell-properties style:vertical-align="top" fo:padding="0.0556in" fo:border="none" fo:color="#000000" fo:font-size="0.1389in" fo:letter-spacing="100.0000%"/>
    </style:style>
    <style:style style:name="Table1.F11" style:family="table-cell">
      <style:table-cell-properties style:vertical-align="top" fo:padding="0.0556in" fo:border="none" fo:color="#000000" fo:font-size="0.1389in" fo:letter-spacing="100.0000%"/>
    </style:style>
    <style:style style:name="Table1.G11" style:family="table-cell">
      <style:table-cell-properties style:vertical-align="top" fo:padding="0.0556in" fo:border="none" fo:color="#000000" fo:font-size="0.1389in" fo:letter-spacing="100.0000%"/>
    </style:style>
    <style:style style:name="Table1.B13" style:family="table-cell">
      <style:table-cell-properties style:vertical-align="top" fo:padding="0.0556in" fo:border="none" fo:color="#000000" fo:font-size="0.1389in" fo:letter-spacing="100.0000%"/>
    </style:style>
    <style:style style:name="Table1.C13" style:family="table-cell">
      <style:table-cell-properties style:vertical-align="top" fo:padding="0.0556in" fo:border="none" fo:color="#000000" fo:font-size="0.1389in" fo:letter-spacing="100.0000%"/>
    </style:style>
    <style:style style:name="Table1.D13" style:family="table-cell">
      <style:table-cell-properties style:vertical-align="top" fo:padding="0.0556in" fo:border="none" fo:color="#000000" fo:font-size="0.1389in" fo:letter-spacing="100.0000%"/>
    </style:style>
    <style:style style:name="Table1.E13" style:family="table-cell">
      <style:table-cell-properties style:vertical-align="top" fo:padding="0.0556in" fo:border="none" fo:color="#000000" fo:font-size="0.1389in" fo:letter-spacing="100.0000%"/>
    </style:style>
    <style:style style:name="Table1.F13" style:family="table-cell">
      <style:table-cell-properties style:vertical-align="top" fo:padding="0.0556in" fo:border="none" fo:color="#000000" fo:font-size="0.1389in" fo:letter-spacing="100.0000%"/>
    </style:style>
    <style:style style:name="Table1.G13" style:family="table-cell">
      <style:table-cell-properties style:vertical-align="top" fo:padding="0.0556in" fo:border="none" fo:color="#000000" fo:font-size="0.1389in" fo:letter-spacing="100.0000%"/>
    </style:style>
    <style:style style:name="Table1.B15" style:family="table-cell">
      <style:table-cell-properties style:vertical-align="top" fo:padding="0.0556in" fo:border="none" fo:color="#000000" fo:font-size="0.1389in" fo:letter-spacing="100.0000%"/>
    </style:style>
    <style:style style:name="Table1.C15" style:family="table-cell">
      <style:table-cell-properties style:vertical-align="top" fo:padding="0.0556in" fo:border="none" fo:color="#000000" fo:font-size="0.1389in" fo:letter-spacing="100.0000%"/>
    </style:style>
    <style:style style:name="Table1.D15" style:family="table-cell">
      <style:table-cell-properties style:vertical-align="top" fo:padding="0.0556in" fo:border="none" fo:color="#000000" fo:font-size="0.1389in" fo:letter-spacing="100.0000%"/>
    </style:style>
    <style:style style:name="Table1.E15" style:family="table-cell">
      <style:table-cell-properties style:vertical-align="top" fo:padding="0.0556in" fo:border="none" fo:color="#000000" fo:font-size="0.1389in" fo:letter-spacing="100.0000%"/>
    </style:style>
    <style:style style:name="Table1.F15" style:family="table-cell">
      <style:table-cell-properties style:vertical-align="top" fo:padding="0.0556in" fo:border="none" fo:color="#000000" fo:font-size="0.1389in" fo:letter-spacing="100.0000%"/>
    </style:style>
    <style:style style:name="Table1.G15" style:family="table-cell">
      <style:table-cell-properties style:vertical-align="top" fo:padding="0.0556in" fo:border="none" fo:color="#000000" fo:font-size="0.1389in" fo:letter-spacing="100.0000%"/>
    </style:style>
    <style:style style:name="Table1.B17" style:family="table-cell">
      <style:table-cell-properties style:vertical-align="top" fo:padding="0.0556in" fo:border="none" fo:color="#000000" fo:font-size="0.1389in" fo:letter-spacing="100.0000%"/>
    </style:style>
    <style:style style:name="Table1.C17" style:family="table-cell">
      <style:table-cell-properties style:vertical-align="top" fo:padding="0.0556in" fo:border="none" fo:color="#000000" fo:font-size="0.1389in" fo:letter-spacing="100.0000%"/>
    </style:style>
    <style:style style:name="Table1.D17" style:family="table-cell">
      <style:table-cell-properties style:vertical-align="top" fo:padding="0.0556in" fo:border="none" fo:color="#000000" fo:font-size="0.1389in" fo:letter-spacing="100.0000%"/>
    </style:style>
    <style:style style:name="Table1.E17" style:family="table-cell">
      <style:table-cell-properties style:vertical-align="top" fo:padding="0.0556in" fo:border="none" fo:color="#000000" fo:font-size="0.1389in" fo:letter-spacing="100.0000%"/>
    </style:style>
    <style:style style:name="Table1.F17" style:family="table-cell">
      <style:table-cell-properties style:vertical-align="top" fo:padding="0.0556in" fo:border="none" fo:color="#000000" fo:font-size="0.1389in" fo:letter-spacing="100.0000%"/>
    </style:style>
    <style:style style:name="Table1.G17" style:family="table-cell">
      <style:table-cell-properties style:vertical-align="top" fo:padding="0.0556in" fo:border="none" fo:color="#000000" fo:font-size="0.1389in" fo:letter-spacing="100.0000%"/>
    </style:style>
    <style:style style:name="Table1.B19" style:family="table-cell">
      <style:table-cell-properties style:vertical-align="top" fo:padding="0.0556in" fo:border="none" fo:color="#000000" fo:font-size="0.1389in" fo:letter-spacing="100.0000%"/>
    </style:style>
    <style:style style:name="Table1.C19" style:family="table-cell">
      <style:table-cell-properties style:vertical-align="top" fo:padding="0.0556in" fo:border="none" fo:color="#000000" fo:font-size="0.1389in" fo:letter-spacing="100.0000%"/>
    </style:style>
    <style:style style:name="Table1.D19" style:family="table-cell">
      <style:table-cell-properties style:vertical-align="top" fo:padding="0.0556in" fo:border="none" fo:color="#000000" fo:font-size="0.1389in" fo:letter-spacing="100.0000%"/>
    </style:style>
    <style:style style:name="Table1.E19" style:family="table-cell">
      <style:table-cell-properties style:vertical-align="top" fo:padding="0.0556in" fo:border="none" fo:color="#000000" fo:font-size="0.1389in" fo:letter-spacing="100.0000%"/>
    </style:style>
    <style:style style:name="Table1.F19" style:family="table-cell">
      <style:table-cell-properties style:vertical-align="top" fo:padding="0.0556in" fo:border="none" fo:color="#000000" fo:font-size="0.1389in" fo:letter-spacing="100.0000%"/>
    </style:style>
    <style:style style:name="Table1.G19" style:family="table-cell">
      <style:table-cell-properties style:vertical-align="top" fo:padding="0.0556in" fo:border="none" fo:color="#000000" fo:font-size="0.1389in" fo:letter-spacing="100.0000%"/>
    </style:style>
    <style:style style:name="Table2" style:family="table">
      <style:table-properties style:width="6.5417in" table:align="center"/>
    </style:style>
    <style:style style:name="Table2.A" style:family="table-column">
      <style:table-column-properties style:column-width="1.0944in"/>
    </style:style>
    <style:style style:name="Table2.B" style:family="table-column">
      <style:table-column-properties style:column-width="0.7743in"/>
    </style:style>
    <style:style style:name="Table2.C" style:family="table-column">
      <style:table-column-properties style:column-width="0.934in"/>
    </style:style>
    <style:style style:name="Table2.G" style:family="table-column">
      <style:table-column-properties style:column-width="0.9368in"/>
    </style:style>
    <style:style style:name="Table2.1" style:family="table-row">
      <style:table-row-properties style:row-height="0.316in" fo:keep-together="auto"/>
    </style:style>
    <style:style style:name="Table2.A1" style:family="table-cell">
      <style:table-cell-properties style:vertical-align="top" fo:background-color="#bdc0bf" fo:padding="0.0556in" fo:border="none" fo:color="#000000" fo:font-size="0.1389in" fo:font-weight="bold" fo:letter-spacing="100.0000%">
        <style:background-image/>
      </style:table-cell-properties>
    </style:style>
    <style:style style:name="Table2.A2" style:family="table-cell">
      <style:table-cell-properties style:vertical-align="top" fo:background-color="#dcdcdc" fo:padding="0.0556in" fo:border="none" fo:color="#000000" fo:font-size="0.1389in" fo:font-weight="bold" fo:letter-spacing="100.0000%">
        <style:background-image/>
      </style:table-cell-properties>
    </style:style>
    <style:style style:name="Table2.B2" style:family="table-cell">
      <style:table-cell-properties style:vertical-align="middle" fo:background-color="#f5f5f5" fo:padding="0.0382in" fo:border="none" fo:color="#000000" fo:font-size="0.1389in" fo:letter-spacing="100.0000%">
        <style:background-image/>
      </style:table-cell-properties>
    </style:style>
    <style:style style:name="Table2.B3" style:family="table-cell">
      <style:table-cell-properties style:vertical-align="top" fo:padding="0.0556in" fo:border="none" fo:color="#000000" fo:font-size="0.1389in" fo:letter-spacing="100.0000%"/>
    </style:style>
    <style:style style:name="Table2.C3" style:family="table-cell">
      <style:table-cell-properties style:vertical-align="top" fo:padding="0.0556in" fo:border="none" fo:color="#000000" fo:font-size="0.1389in" fo:letter-spacing="100.0000%"/>
    </style:style>
    <style:style style:name="Table2.D3" style:family="table-cell">
      <style:table-cell-properties style:vertical-align="top" fo:padding="0.0556in" fo:border="none" fo:color="#000000" fo:font-size="0.1389in" fo:letter-spacing="100.0000%"/>
    </style:style>
    <style:style style:name="Table2.E3" style:family="table-cell">
      <style:table-cell-properties style:vertical-align="top" fo:padding="0.0556in" fo:border="none" fo:color="#000000" fo:font-size="0.1389in" fo:letter-spacing="100.0000%"/>
    </style:style>
    <style:style style:name="Table2.F3" style:family="table-cell">
      <style:table-cell-properties style:vertical-align="top" fo:padding="0.0556in" fo:border="none" fo:color="#000000" fo:font-size="0.1389in" fo:letter-spacing="100.0000%"/>
    </style:style>
    <style:style style:name="Table2.G3" style:family="table-cell">
      <style:table-cell-properties style:vertical-align="top" fo:padding="0.0556in" fo:border="none" fo:color="#000000" fo:font-size="0.1389in" fo:letter-spacing="100.0000%"/>
    </style:style>
    <style:style style:name="Table2.B5" style:family="table-cell">
      <style:table-cell-properties style:vertical-align="top" fo:padding="0.0556in" fo:border="none" fo:color="#000000" fo:font-size="0.1389in" fo:letter-spacing="100.0000%"/>
    </style:style>
    <style:style style:name="Table2.C5" style:family="table-cell">
      <style:table-cell-properties style:vertical-align="top" fo:padding="0.0556in" fo:border="none" fo:color="#000000" fo:font-size="0.1389in" fo:letter-spacing="100.0000%"/>
    </style:style>
    <style:style style:name="Table2.D5" style:family="table-cell">
      <style:table-cell-properties style:vertical-align="top" fo:padding="0.0556in" fo:border="none" fo:color="#000000" fo:font-size="0.1389in" fo:letter-spacing="100.0000%"/>
    </style:style>
    <style:style style:name="Table2.E5" style:family="table-cell">
      <style:table-cell-properties style:vertical-align="top" fo:padding="0.0556in" fo:border="none" fo:color="#000000" fo:font-size="0.1389in" fo:letter-spacing="100.0000%"/>
    </style:style>
    <style:style style:name="Table2.F5" style:family="table-cell">
      <style:table-cell-properties style:vertical-align="top" fo:padding="0.0556in" fo:border="none" fo:color="#000000" fo:font-size="0.1389in" fo:letter-spacing="100.0000%"/>
    </style:style>
    <style:style style:name="Table2.G5" style:family="table-cell">
      <style:table-cell-properties style:vertical-align="top" fo:padding="0.0556in" fo:border="none" fo:color="#000000" fo:font-size="0.1389in" fo:letter-spacing="100.0000%"/>
    </style:style>
    <style:style style:name="Table2.B7" style:family="table-cell">
      <style:table-cell-properties style:vertical-align="top" fo:padding="0.0556in" fo:border="none" fo:color="#000000" fo:font-size="0.1389in" fo:letter-spacing="100.0000%"/>
    </style:style>
    <style:style style:name="Table2.C7" style:family="table-cell">
      <style:table-cell-properties style:vertical-align="top" fo:padding="0.0556in" fo:border="none" fo:color="#000000" fo:font-size="0.1389in" fo:letter-spacing="100.0000%"/>
    </style:style>
    <style:style style:name="Table2.D7" style:family="table-cell">
      <style:table-cell-properties style:vertical-align="top" fo:padding="0.0556in" fo:border="none" fo:color="#000000" fo:font-size="0.1389in" fo:letter-spacing="100.0000%"/>
    </style:style>
    <style:style style:name="Table2.E7" style:family="table-cell">
      <style:table-cell-properties style:vertical-align="top" fo:padding="0.0556in" fo:border="none" fo:color="#000000" fo:font-size="0.1389in" fo:letter-spacing="100.0000%"/>
    </style:style>
    <style:style style:name="Table2.F7" style:family="table-cell">
      <style:table-cell-properties style:vertical-align="top" fo:padding="0.0556in" fo:border="none" fo:color="#000000" fo:font-size="0.1389in" fo:letter-spacing="100.0000%"/>
    </style:style>
    <style:style style:name="Table2.G7" style:family="table-cell">
      <style:table-cell-properties style:vertical-align="top" fo:padding="0.0556in" fo:border="none" fo:color="#000000" fo:font-size="0.1389in" fo:letter-spacing="100.0000%"/>
    </style:style>
    <style:style style:name="Table3" style:family="table">
      <style:table-properties style:width="6.5417in" table:align="center"/>
    </style:style>
    <style:style style:name="Table3.A" style:family="table-column">
      <style:table-column-properties style:column-width="1.0944in"/>
    </style:style>
    <style:style style:name="Table3.B" style:family="table-column">
      <style:table-column-properties style:column-width="0.7743in"/>
    </style:style>
    <style:style style:name="Table3.C" style:family="table-column">
      <style:table-column-properties style:column-width="0.934in"/>
    </style:style>
    <style:style style:name="Table3.G" style:family="table-column">
      <style:table-column-properties style:column-width="0.9368in"/>
    </style:style>
    <style:style style:name="Table3.1" style:family="table-row">
      <style:table-row-properties style:row-height="0.316in" fo:keep-together="auto"/>
    </style:style>
    <style:style style:name="Table3.A1" style:family="table-cell">
      <style:table-cell-properties style:vertical-align="top" fo:background-color="#bdc0bf" fo:padding="0.0556in" fo:border="none" fo:color="#000000" fo:font-size="0.1389in" fo:font-weight="bold" fo:letter-spacing="100.0000%">
        <style:background-image/>
      </style:table-cell-properties>
    </style:style>
    <style:style style:name="Table3.A2" style:family="table-cell">
      <style:table-cell-properties style:vertical-align="top" fo:background-color="#dcdcdc" fo:padding="0.0556in" fo:border="none" fo:color="#000000" fo:font-size="0.1389in" fo:font-weight="bold" fo:letter-spacing="100.0000%">
        <style:background-image/>
      </style:table-cell-properties>
    </style:style>
    <style:style style:name="Table3.B2" style:family="table-cell">
      <style:table-cell-properties style:vertical-align="middle" fo:background-color="#f5f5f5" fo:padding="0.0382in" fo:border="none" fo:color="#000000" fo:font-size="0.1389in" fo:letter-spacing="100.0000%">
        <style:background-image/>
      </style:table-cell-properties>
    </style:style>
    <style:style style:name="Table3.B3" style:family="table-cell">
      <style:table-cell-properties style:vertical-align="top" fo:padding="0.0556in" fo:border="none" fo:color="#000000" fo:font-size="0.1389in" fo:letter-spacing="100.0000%"/>
    </style:style>
    <style:style style:name="Table3.C3" style:family="table-cell">
      <style:table-cell-properties style:vertical-align="top" fo:padding="0.0556in" fo:border="none" fo:color="#000000" fo:font-size="0.1389in" fo:letter-spacing="100.0000%"/>
    </style:style>
    <style:style style:name="Table3.D3" style:family="table-cell">
      <style:table-cell-properties style:vertical-align="top" fo:padding="0.0556in" fo:border="none" fo:color="#000000" fo:font-size="0.1389in" fo:letter-spacing="100.0000%"/>
    </style:style>
    <style:style style:name="Table3.E3" style:family="table-cell">
      <style:table-cell-properties style:vertical-align="top" fo:padding="0.0556in" fo:border="none" fo:color="#000000" fo:font-size="0.1389in" fo:letter-spacing="100.0000%"/>
    </style:style>
    <style:style style:name="Table3.F3" style:family="table-cell">
      <style:table-cell-properties style:vertical-align="top" fo:padding="0.0556in" fo:border="none" fo:color="#000000" fo:font-size="0.1389in" fo:letter-spacing="100.0000%"/>
    </style:style>
    <style:style style:name="Table3.G3" style:family="table-cell">
      <style:table-cell-properties style:vertical-align="top" fo:padding="0.0556in" fo:border="none" fo:color="#000000" fo:font-size="0.1389in" fo:letter-spacing="100.0000%"/>
    </style:style>
    <style:style style:name="Table3.B5" style:family="table-cell">
      <style:table-cell-properties style:vertical-align="top" fo:padding="0.0556in" fo:border="none" fo:color="#000000" fo:font-size="0.1389in" fo:letter-spacing="100.0000%"/>
    </style:style>
    <style:style style:name="Table3.C5" style:family="table-cell">
      <style:table-cell-properties style:vertical-align="top" fo:padding="0.0556in" fo:border="none" fo:color="#000000" fo:font-size="0.1389in" fo:letter-spacing="100.0000%"/>
    </style:style>
    <style:style style:name="Table3.D5" style:family="table-cell">
      <style:table-cell-properties style:vertical-align="top" fo:padding="0.0556in" fo:border="none" fo:color="#000000" fo:font-size="0.1389in" fo:letter-spacing="100.0000%"/>
    </style:style>
    <style:style style:name="Table3.E5" style:family="table-cell">
      <style:table-cell-properties style:vertical-align="top" fo:padding="0.0556in" fo:border="none" fo:color="#000000" fo:font-size="0.1389in" fo:letter-spacing="100.0000%"/>
    </style:style>
    <style:style style:name="Table3.F5" style:family="table-cell">
      <style:table-cell-properties style:vertical-align="top" fo:padding="0.0556in" fo:border="none" fo:color="#000000" fo:font-size="0.1389in" fo:letter-spacing="100.0000%"/>
    </style:style>
    <style:style style:name="Table3.G5" style:family="table-cell">
      <style:table-cell-properties style:vertical-align="top" fo:padding="0.0556in" fo:border="none" fo:color="#000000" fo:font-size="0.1389in" fo:letter-spacing="100.0000%"/>
    </style:style>
    <style:style style:name="Table3.B7" style:family="table-cell">
      <style:table-cell-properties style:vertical-align="top" fo:padding="0.0556in" fo:border="none" fo:color="#000000" fo:font-size="0.1389in" fo:letter-spacing="100.0000%"/>
    </style:style>
    <style:style style:name="Table3.C7" style:family="table-cell">
      <style:table-cell-properties style:vertical-align="top" fo:padding="0.0556in" fo:border="none" fo:color="#000000" fo:font-size="0.1389in" fo:letter-spacing="100.0000%"/>
    </style:style>
    <style:style style:name="Table3.D7" style:family="table-cell">
      <style:table-cell-properties style:vertical-align="top" fo:padding="0.0556in" fo:border="none" fo:color="#000000" fo:font-size="0.1389in" fo:letter-spacing="100.0000%"/>
    </style:style>
    <style:style style:name="Table3.E7" style:family="table-cell">
      <style:table-cell-properties style:vertical-align="top" fo:padding="0.0556in" fo:border="none" fo:color="#000000" fo:font-size="0.1389in" fo:letter-spacing="100.0000%"/>
    </style:style>
    <style:style style:name="Table3.F7" style:family="table-cell">
      <style:table-cell-properties style:vertical-align="top" fo:padding="0.0556in" fo:border="none" fo:color="#000000" fo:font-size="0.1389in" fo:letter-spacing="100.0000%"/>
    </style:style>
    <style:style style:name="Table3.G7" style:family="table-cell">
      <style:table-cell-properties style:vertical-align="top" fo:padding="0.0556in" fo:border="none" fo:color="#000000" fo:font-size="0.1389in" fo:letter-spacing="100.0000%"/>
    </style:style>
    <style:style style:name="Table3.B9" style:family="table-cell">
      <style:table-cell-properties style:vertical-align="top" fo:padding="0.0556in" fo:border="none" fo:color="#000000" fo:font-size="0.1389in" fo:letter-spacing="100.0000%"/>
    </style:style>
    <style:style style:name="Table3.C9" style:family="table-cell">
      <style:table-cell-properties style:vertical-align="top" fo:padding="0.0556in" fo:border="none" fo:color="#000000" fo:font-size="0.1389in" fo:letter-spacing="100.0000%"/>
    </style:style>
    <style:style style:name="Table3.D9" style:family="table-cell">
      <style:table-cell-properties style:vertical-align="top" fo:padding="0.0556in" fo:border="none" fo:color="#000000" fo:font-size="0.1389in" fo:letter-spacing="100.0000%"/>
    </style:style>
    <style:style style:name="Table3.E9" style:family="table-cell">
      <style:table-cell-properties style:vertical-align="top" fo:padding="0.0556in" fo:border="none" fo:color="#000000" fo:font-size="0.1389in" fo:letter-spacing="100.0000%"/>
    </style:style>
    <style:style style:name="Table3.F9" style:family="table-cell">
      <style:table-cell-properties style:vertical-align="top" fo:padding="0.0556in" fo:border="none" fo:color="#000000" fo:font-size="0.1389in" fo:letter-spacing="100.0000%"/>
    </style:style>
    <style:style style:name="Table3.G9" style:family="table-cell">
      <style:table-cell-properties style:vertical-align="top" fo:padding="0.0556in" fo:border="none" fo:color="#000000" fo:font-size="0.1389in" fo:letter-spacing="100.0000%"/>
    </style:style>
    <style:style style:name="Table3.B11" style:family="table-cell">
      <style:table-cell-properties style:vertical-align="top" fo:padding="0.0556in" fo:border="none" fo:color="#000000" fo:font-size="0.1389in" fo:letter-spacing="100.0000%"/>
    </style:style>
    <style:style style:name="Table3.C11" style:family="table-cell">
      <style:table-cell-properties style:vertical-align="top" fo:padding="0.0556in" fo:border="none" fo:color="#000000" fo:font-size="0.1389in" fo:letter-spacing="100.0000%"/>
    </style:style>
    <style:style style:name="Table3.D11" style:family="table-cell">
      <style:table-cell-properties style:vertical-align="top" fo:padding="0.0556in" fo:border="none" fo:color="#000000" fo:font-size="0.1389in" fo:letter-spacing="100.0000%"/>
    </style:style>
    <style:style style:name="Table3.E11" style:family="table-cell">
      <style:table-cell-properties style:vertical-align="top" fo:padding="0.0556in" fo:border="none" fo:color="#000000" fo:font-size="0.1389in" fo:letter-spacing="100.0000%"/>
    </style:style>
    <style:style style:name="Table3.F11" style:family="table-cell">
      <style:table-cell-properties style:vertical-align="top" fo:padding="0.0556in" fo:border="none" fo:color="#000000" fo:font-size="0.1389in" fo:letter-spacing="100.0000%"/>
    </style:style>
    <style:style style:name="Table3.G11" style:family="table-cell">
      <style:table-cell-properties style:vertical-align="top" fo:padding="0.0556in" fo:border="none" fo:color="#000000" fo:font-size="0.1389in" fo:letter-spacing="100.0000%"/>
    </style:style>
    <style:style style:name="Table3.B13" style:family="table-cell">
      <style:table-cell-properties style:vertical-align="top" fo:padding="0.0556in" fo:border="none" fo:color="#000000" fo:font-size="0.1389in" fo:letter-spacing="100.0000%"/>
    </style:style>
    <style:style style:name="Table3.C13" style:family="table-cell">
      <style:table-cell-properties style:vertical-align="top" fo:padding="0.0556in" fo:border="none" fo:color="#000000" fo:font-size="0.1389in" fo:letter-spacing="100.0000%"/>
    </style:style>
    <style:style style:name="Table3.D13" style:family="table-cell">
      <style:table-cell-properties style:vertical-align="top" fo:padding="0.0556in" fo:border="none" fo:color="#000000" fo:font-size="0.1389in" fo:letter-spacing="100.0000%"/>
    </style:style>
    <style:style style:name="Table3.E13" style:family="table-cell">
      <style:table-cell-properties style:vertical-align="top" fo:padding="0.0556in" fo:border="none" fo:color="#000000" fo:font-size="0.1389in" fo:letter-spacing="100.0000%"/>
    </style:style>
    <style:style style:name="Table3.F13" style:family="table-cell">
      <style:table-cell-properties style:vertical-align="top" fo:padding="0.0556in" fo:border="none" fo:color="#000000" fo:font-size="0.1389in" fo:letter-spacing="100.0000%"/>
    </style:style>
    <style:style style:name="Table3.G13" style:family="table-cell">
      <style:table-cell-properties style:vertical-align="top" fo:padding="0.0556in" fo:border="none" fo:color="#000000" fo:font-size="0.1389in" fo:letter-spacing="100.0000%"/>
    </style:style>
    <style:style style:name="Table3.B15" style:family="table-cell">
      <style:table-cell-properties style:vertical-align="top" fo:padding="0.0556in" fo:border="none" fo:color="#000000" fo:font-size="0.1389in" fo:letter-spacing="100.0000%"/>
    </style:style>
    <style:style style:name="Table3.C15" style:family="table-cell">
      <style:table-cell-properties style:vertical-align="top" fo:padding="0.0556in" fo:border="none" fo:color="#000000" fo:font-size="0.1389in" fo:letter-spacing="100.0000%"/>
    </style:style>
    <style:style style:name="Table3.D15" style:family="table-cell">
      <style:table-cell-properties style:vertical-align="top" fo:padding="0.0556in" fo:border="none" fo:color="#000000" fo:font-size="0.1389in" fo:letter-spacing="100.0000%"/>
    </style:style>
    <style:style style:name="Table3.E15" style:family="table-cell">
      <style:table-cell-properties style:vertical-align="top" fo:padding="0.0556in" fo:border="none" fo:color="#000000" fo:font-size="0.1389in" fo:letter-spacing="100.0000%"/>
    </style:style>
    <style:style style:name="Table3.F15" style:family="table-cell">
      <style:table-cell-properties style:vertical-align="top" fo:padding="0.0556in" fo:border="none" fo:color="#000000" fo:font-size="0.1389in" fo:letter-spacing="100.0000%"/>
    </style:style>
    <style:style style:name="Table3.G15" style:family="table-cell">
      <style:table-cell-properties style:vertical-align="top" fo:padding="0.0556in" fo:border="none" fo:color="#000000" fo:font-size="0.1389in" fo:letter-spacing="100.0000%"/>
    </style:style>
    <style:style style:name="Table3.B17" style:family="table-cell">
      <style:table-cell-properties style:vertical-align="top" fo:padding="0.0556in" fo:border="none" fo:color="#000000" fo:font-size="0.1389in" fo:letter-spacing="100.0000%"/>
    </style:style>
    <style:style style:name="Table3.C17" style:family="table-cell">
      <style:table-cell-properties style:vertical-align="top" fo:padding="0.0556in" fo:border="none" fo:color="#000000" fo:font-size="0.1389in" fo:letter-spacing="100.0000%"/>
    </style:style>
    <style:style style:name="Table3.D17" style:family="table-cell">
      <style:table-cell-properties style:vertical-align="top" fo:padding="0.0556in" fo:border="none" fo:color="#000000" fo:font-size="0.1389in" fo:letter-spacing="100.0000%"/>
    </style:style>
    <style:style style:name="Table3.E17" style:family="table-cell">
      <style:table-cell-properties style:vertical-align="top" fo:padding="0.0556in" fo:border="none" fo:color="#000000" fo:font-size="0.1389in" fo:letter-spacing="100.0000%"/>
    </style:style>
    <style:style style:name="Table3.F17" style:family="table-cell">
      <style:table-cell-properties style:vertical-align="top" fo:padding="0.0556in" fo:border="none" fo:color="#000000" fo:font-size="0.1389in" fo:letter-spacing="100.0000%"/>
    </style:style>
    <style:style style:name="Table3.G17" style:family="table-cell">
      <style:table-cell-properties style:vertical-align="top" fo:padding="0.0556in" fo:border="none" fo:color="#000000" fo:font-size="0.1389in" fo:letter-spacing="100.0000%"/>
    </style:style>
    <style:style style:name="Table4" style:family="table">
      <style:table-properties style:width="6.5417in" table:align="center"/>
    </style:style>
    <style:style style:name="Table4.A" style:family="table-column">
      <style:table-column-properties style:column-width="1.0944in"/>
    </style:style>
    <style:style style:name="Table4.B" style:family="table-column">
      <style:table-column-properties style:column-width="0.7743in"/>
    </style:style>
    <style:style style:name="Table4.C" style:family="table-column">
      <style:table-column-properties style:column-width="0.934in"/>
    </style:style>
    <style:style style:name="Table4.G" style:family="table-column">
      <style:table-column-properties style:column-width="0.9368in"/>
    </style:style>
    <style:style style:name="Table4.1" style:family="table-row">
      <style:table-row-properties style:row-height="0.316in" fo:keep-together="auto"/>
    </style:style>
    <style:style style:name="Table4.A1" style:family="table-cell">
      <style:table-cell-properties style:vertical-align="top" fo:background-color="#bdc0bf" fo:padding="0.0556in" fo:border="none" fo:color="#000000" fo:font-size="0.1389in" fo:font-weight="bold" fo:letter-spacing="100.0000%">
        <style:background-image/>
      </style:table-cell-properties>
    </style:style>
    <style:style style:name="Table4.A2" style:family="table-cell">
      <style:table-cell-properties style:vertical-align="top" fo:background-color="#dcdcdc" fo:padding="0.0556in" fo:border="none" fo:color="#000000" fo:font-size="0.1389in" fo:font-weight="bold" fo:letter-spacing="100.0000%">
        <style:background-image/>
      </style:table-cell-properties>
    </style:style>
    <style:style style:name="Table4.B2" style:family="table-cell">
      <style:table-cell-properties style:vertical-align="middle" fo:background-color="#f5f5f5" fo:padding="0.0382in" fo:border="none" fo:color="#000000" fo:font-size="0.1389in" fo:letter-spacing="100.0000%">
        <style:background-image/>
      </style:table-cell-properties>
    </style:style>
    <style:style style:name="Table4.B3" style:family="table-cell">
      <style:table-cell-properties style:vertical-align="top" fo:padding="0.0556in" fo:border="none" fo:color="#000000" fo:font-size="0.1389in" fo:letter-spacing="100.0000%"/>
    </style:style>
    <style:style style:name="Table4.C3" style:family="table-cell">
      <style:table-cell-properties style:vertical-align="top" fo:padding="0.0556in" fo:border="none" fo:color="#000000" fo:font-size="0.1389in" fo:letter-spacing="100.0000%"/>
    </style:style>
    <style:style style:name="Table4.D3" style:family="table-cell">
      <style:table-cell-properties style:vertical-align="top" fo:padding="0.0556in" fo:border="none" fo:color="#000000" fo:font-size="0.1389in" fo:letter-spacing="100.0000%"/>
    </style:style>
    <style:style style:name="Table4.E3" style:family="table-cell">
      <style:table-cell-properties style:vertical-align="top" fo:padding="0.0556in" fo:border="none" fo:color="#000000" fo:font-size="0.1389in" fo:letter-spacing="100.0000%"/>
    </style:style>
    <style:style style:name="Table4.F3" style:family="table-cell">
      <style:table-cell-properties style:vertical-align="top" fo:padding="0.0556in" fo:border="none" fo:color="#000000" fo:font-size="0.1389in" fo:letter-spacing="100.0000%"/>
    </style:style>
    <style:style style:name="Table4.G3" style:family="table-cell">
      <style:table-cell-properties style:vertical-align="top" fo:padding="0.0556in" fo:border="none" fo:color="#000000" fo:font-size="0.1389in" fo:letter-spacing="100.0000%"/>
    </style:style>
    <style:style style:name="Table4.B5" style:family="table-cell">
      <style:table-cell-properties style:vertical-align="top" fo:padding="0.0556in" fo:border="none" fo:color="#000000" fo:font-size="0.1389in" fo:letter-spacing="100.0000%"/>
    </style:style>
    <style:style style:name="Table4.C5" style:family="table-cell">
      <style:table-cell-properties style:vertical-align="top" fo:padding="0.0556in" fo:border="none" fo:color="#000000" fo:font-size="0.1389in" fo:letter-spacing="100.0000%"/>
    </style:style>
    <style:style style:name="Table4.D5" style:family="table-cell">
      <style:table-cell-properties style:vertical-align="top" fo:padding="0.0556in" fo:border="none" fo:color="#000000" fo:font-size="0.1389in" fo:letter-spacing="100.0000%"/>
    </style:style>
    <style:style style:name="Table4.E5" style:family="table-cell">
      <style:table-cell-properties style:vertical-align="top" fo:padding="0.0556in" fo:border="none" fo:color="#000000" fo:font-size="0.1389in" fo:letter-spacing="100.0000%"/>
    </style:style>
    <style:style style:name="Table4.F5" style:family="table-cell">
      <style:table-cell-properties style:vertical-align="top" fo:padding="0.0556in" fo:border="none" fo:color="#000000" fo:font-size="0.1389in" fo:letter-spacing="100.0000%"/>
    </style:style>
    <style:style style:name="Table4.G5" style:family="table-cell">
      <style:table-cell-properties style:vertical-align="top" fo:padding="0.0556in" fo:border="none" fo:color="#000000" fo:font-size="0.1389in" fo:letter-spacing="100.0000%"/>
    </style:style>
    <style:style style:name="Table4.B7" style:family="table-cell">
      <style:table-cell-properties style:vertical-align="top" fo:padding="0.0556in" fo:border="none" fo:color="#000000" fo:font-size="0.1389in" fo:letter-spacing="100.0000%"/>
    </style:style>
    <style:style style:name="Table4.C7" style:family="table-cell">
      <style:table-cell-properties style:vertical-align="top" fo:padding="0.0556in" fo:border="none" fo:color="#000000" fo:font-size="0.1389in" fo:letter-spacing="100.0000%"/>
    </style:style>
    <style:style style:name="Table4.D7" style:family="table-cell">
      <style:table-cell-properties style:vertical-align="top" fo:padding="0.0556in" fo:border="none" fo:color="#000000" fo:font-size="0.1389in" fo:letter-spacing="100.0000%"/>
    </style:style>
    <style:style style:name="Table4.E7" style:family="table-cell">
      <style:table-cell-properties style:vertical-align="top" fo:padding="0.0556in" fo:border="none" fo:color="#000000" fo:font-size="0.1389in" fo:letter-spacing="100.0000%"/>
    </style:style>
    <style:style style:name="Table4.F7" style:family="table-cell">
      <style:table-cell-properties style:vertical-align="top" fo:padding="0.0556in" fo:border="none" fo:color="#000000" fo:font-size="0.1389in" fo:letter-spacing="100.0000%"/>
    </style:style>
    <style:style style:name="Table4.G7" style:family="table-cell">
      <style:table-cell-properties style:vertical-align="top" fo:padding="0.0556in" fo:border="none" fo:color="#000000" fo:font-size="0.1389in" fo:letter-spacing="100.0000%"/>
    </style:style>
    <style:style style:name="Table4.B9" style:family="table-cell">
      <style:table-cell-properties style:vertical-align="top" fo:padding="0.0556in" fo:border="none" fo:color="#000000" fo:font-size="0.1389in" fo:letter-spacing="100.0000%"/>
    </style:style>
    <style:style style:name="Table4.C9" style:family="table-cell">
      <style:table-cell-properties style:vertical-align="top" fo:padding="0.0556in" fo:border="none" fo:color="#000000" fo:font-size="0.1389in" fo:letter-spacing="100.0000%"/>
    </style:style>
    <style:style style:name="Table4.D9" style:family="table-cell">
      <style:table-cell-properties style:vertical-align="top" fo:padding="0.0556in" fo:border="none" fo:color="#000000" fo:font-size="0.1389in" fo:letter-spacing="100.0000%"/>
    </style:style>
    <style:style style:name="Table4.E9" style:family="table-cell">
      <style:table-cell-properties style:vertical-align="top" fo:padding="0.0556in" fo:border="none" fo:color="#000000" fo:font-size="0.1389in" fo:letter-spacing="100.0000%"/>
    </style:style>
    <style:style style:name="Table4.F9" style:family="table-cell">
      <style:table-cell-properties style:vertical-align="top" fo:padding="0.0556in" fo:border="none" fo:color="#000000" fo:font-size="0.1389in" fo:letter-spacing="100.0000%"/>
    </style:style>
    <style:style style:name="Table4.G9" style:family="table-cell">
      <style:table-cell-properties style:vertical-align="top" fo:padding="0.0556in" fo:border="none" fo:color="#000000" fo:font-size="0.1389in" fo:letter-spacing="100.0000%"/>
    </style:style>
    <style:style style:name="Table4.B11" style:family="table-cell">
      <style:table-cell-properties style:vertical-align="top" fo:padding="0.0556in" fo:border="none" fo:color="#000000" fo:font-size="0.1389in" fo:letter-spacing="100.0000%"/>
    </style:style>
    <style:style style:name="Table4.C11" style:family="table-cell">
      <style:table-cell-properties style:vertical-align="top" fo:padding="0.0556in" fo:border="none" fo:color="#000000" fo:font-size="0.1389in" fo:letter-spacing="100.0000%"/>
    </style:style>
    <style:style style:name="Table4.D11" style:family="table-cell">
      <style:table-cell-properties style:vertical-align="top" fo:padding="0.0556in" fo:border="none" fo:color="#000000" fo:font-size="0.1389in" fo:letter-spacing="100.0000%"/>
    </style:style>
    <style:style style:name="Table4.E11" style:family="table-cell">
      <style:table-cell-properties style:vertical-align="top" fo:padding="0.0556in" fo:border="none" fo:color="#000000" fo:font-size="0.1389in" fo:letter-spacing="100.0000%"/>
    </style:style>
    <style:style style:name="Table4.F11" style:family="table-cell">
      <style:table-cell-properties style:vertical-align="top" fo:padding="0.0556in" fo:border="none" fo:color="#000000" fo:font-size="0.1389in" fo:letter-spacing="100.0000%"/>
    </style:style>
    <style:style style:name="Table4.G11" style:family="table-cell">
      <style:table-cell-properties style:vertical-align="top" fo:padding="0.0556in" fo:border="none" fo:color="#000000" fo:font-size="0.1389in" fo:letter-spacing="100.0000%"/>
    </style:style>
    <style:style style:name="Table4.B13" style:family="table-cell">
      <style:table-cell-properties style:vertical-align="top" fo:padding="0.0556in" fo:border="none" fo:color="#000000" fo:font-size="0.1389in" fo:letter-spacing="100.0000%"/>
    </style:style>
    <style:style style:name="Table4.C13" style:family="table-cell">
      <style:table-cell-properties style:vertical-align="top" fo:padding="0.0556in" fo:border="none" fo:color="#000000" fo:font-size="0.1389in" fo:letter-spacing="100.0000%"/>
    </style:style>
    <style:style style:name="Table4.D13" style:family="table-cell">
      <style:table-cell-properties style:vertical-align="top" fo:padding="0.0556in" fo:border="none" fo:color="#000000" fo:font-size="0.1389in" fo:letter-spacing="100.0000%"/>
    </style:style>
    <style:style style:name="Table4.E13" style:family="table-cell">
      <style:table-cell-properties style:vertical-align="top" fo:padding="0.0556in" fo:border="none" fo:color="#000000" fo:font-size="0.1389in" fo:letter-spacing="100.0000%"/>
    </style:style>
    <style:style style:name="Table4.F13" style:family="table-cell">
      <style:table-cell-properties style:vertical-align="top" fo:padding="0.0556in" fo:border="none" fo:color="#000000" fo:font-size="0.1389in" fo:letter-spacing="100.0000%"/>
    </style:style>
    <style:style style:name="Table4.G13" style:family="table-cell">
      <style:table-cell-properties style:vertical-align="top" fo:padding="0.0556in" fo:border="none" fo:color="#000000" fo:font-size="0.1389in" fo:letter-spacing="100.0000%"/>
    </style:style>
    <style:style style:name="Table4.B15" style:family="table-cell">
      <style:table-cell-properties style:vertical-align="top" fo:padding="0.0556in" fo:border="none" fo:color="#000000" fo:font-size="0.1389in" fo:letter-spacing="100.0000%"/>
    </style:style>
    <style:style style:name="Table4.C15" style:family="table-cell">
      <style:table-cell-properties style:vertical-align="top" fo:padding="0.0556in" fo:border="none" fo:color="#000000" fo:font-size="0.1389in" fo:letter-spacing="100.0000%"/>
    </style:style>
    <style:style style:name="Table4.D15" style:family="table-cell">
      <style:table-cell-properties style:vertical-align="top" fo:padding="0.0556in" fo:border="none" fo:color="#000000" fo:font-size="0.1389in" fo:letter-spacing="100.0000%"/>
    </style:style>
    <style:style style:name="Table4.E15" style:family="table-cell">
      <style:table-cell-properties style:vertical-align="top" fo:padding="0.0556in" fo:border="none" fo:color="#000000" fo:font-size="0.1389in" fo:letter-spacing="100.0000%"/>
    </style:style>
    <style:style style:name="Table4.F15" style:family="table-cell">
      <style:table-cell-properties style:vertical-align="top" fo:padding="0.0556in" fo:border="none" fo:color="#000000" fo:font-size="0.1389in" fo:letter-spacing="100.0000%"/>
    </style:style>
    <style:style style:name="Table4.G15" style:family="table-cell">
      <style:table-cell-properties style:vertical-align="top" fo:padding="0.0556in" fo:border="none" fo:color="#000000" fo:font-size="0.1389in" fo:letter-spacing="100.0000%"/>
    </style:style>
    <style:style style:name="Table4.B17" style:family="table-cell">
      <style:table-cell-properties style:vertical-align="top" fo:padding="0.0556in" fo:border="none" fo:color="#000000" fo:font-size="0.1389in" fo:letter-spacing="100.0000%"/>
    </style:style>
    <style:style style:name="Table4.C17" style:family="table-cell">
      <style:table-cell-properties style:vertical-align="top" fo:padding="0.0556in" fo:border="none" fo:color="#000000" fo:font-size="0.1389in" fo:letter-spacing="100.0000%"/>
    </style:style>
    <style:style style:name="Table4.D17" style:family="table-cell">
      <style:table-cell-properties style:vertical-align="top" fo:padding="0.0556in" fo:border="none" fo:color="#000000" fo:font-size="0.1389in" fo:letter-spacing="100.0000%"/>
    </style:style>
    <style:style style:name="Table4.E17" style:family="table-cell">
      <style:table-cell-properties style:vertical-align="top" fo:padding="0.0556in" fo:border="none" fo:color="#000000" fo:font-size="0.1389in" fo:letter-spacing="100.0000%"/>
    </style:style>
    <style:style style:name="Table4.F17" style:family="table-cell">
      <style:table-cell-properties style:vertical-align="top" fo:padding="0.0556in" fo:border="none" fo:color="#000000" fo:font-size="0.1389in" fo:letter-spacing="100.0000%"/>
    </style:style>
    <style:style style:name="Table4.G17" style:family="table-cell">
      <style:table-cell-properties style:vertical-align="top" fo:padding="0.0556in" fo:border="none" fo:color="#000000" fo:font-size="0.1389in" fo:letter-spacing="100.0000%"/>
    </style:style>
    <style:style style:name="Table5" style:family="table">
      <style:table-properties style:width="6.5417in" table:align="center"/>
    </style:style>
    <style:style style:name="Table5.A" style:family="table-column">
      <style:table-column-properties style:column-width="1.0944in"/>
    </style:style>
    <style:style style:name="Table5.B" style:family="table-column">
      <style:table-column-properties style:column-width="0.7743in"/>
    </style:style>
    <style:style style:name="Table5.C" style:family="table-column">
      <style:table-column-properties style:column-width="0.934in"/>
    </style:style>
    <style:style style:name="Table5.G" style:family="table-column">
      <style:table-column-properties style:column-width="0.9368in"/>
    </style:style>
    <style:style style:name="Table5.1" style:family="table-row">
      <style:table-row-properties style:row-height="0.316in" fo:keep-together="auto"/>
    </style:style>
    <style:style style:name="Table5.A1" style:family="table-cell">
      <style:table-cell-properties style:vertical-align="top" fo:background-color="#bdc0bf" fo:padding="0.0556in" fo:border="none" fo:color="#000000" fo:font-size="0.1389in" fo:font-weight="bold" fo:letter-spacing="100.0000%">
        <style:background-image/>
      </style:table-cell-properties>
    </style:style>
    <style:style style:name="Table5.A2" style:family="table-cell">
      <style:table-cell-properties style:vertical-align="top" fo:background-color="#dcdcdc" fo:padding="0.0556in" fo:border="none" fo:color="#000000" fo:font-size="0.1389in" fo:font-weight="bold" fo:letter-spacing="100.0000%">
        <style:background-image/>
      </style:table-cell-properties>
    </style:style>
    <style:style style:name="Table5.B2" style:family="table-cell">
      <style:table-cell-properties style:vertical-align="middle" fo:background-color="#f5f5f5" fo:padding="0.0382in" fo:border="none" fo:color="#000000" fo:font-size="0.1389in" fo:letter-spacing="100.0000%">
        <style:background-image/>
      </style:table-cell-properties>
    </style:style>
    <style:style style:name="Table5.B3" style:family="table-cell">
      <style:table-cell-properties style:vertical-align="top" fo:padding="0.0556in" fo:border="none" fo:color="#000000" fo:font-size="0.1389in" fo:letter-spacing="100.0000%"/>
    </style:style>
    <style:style style:name="Table5.C3" style:family="table-cell">
      <style:table-cell-properties style:vertical-align="top" fo:padding="0.0556in" fo:border="none" fo:color="#000000" fo:font-size="0.1389in" fo:letter-spacing="100.0000%"/>
    </style:style>
    <style:style style:name="Table5.D3" style:family="table-cell">
      <style:table-cell-properties style:vertical-align="top" fo:padding="0.0556in" fo:border="none" fo:color="#000000" fo:font-size="0.1389in" fo:letter-spacing="100.0000%"/>
    </style:style>
    <style:style style:name="Table5.E3" style:family="table-cell">
      <style:table-cell-properties style:vertical-align="top" fo:padding="0.0556in" fo:border="none" fo:color="#000000" fo:font-size="0.1389in" fo:letter-spacing="100.0000%"/>
    </style:style>
    <style:style style:name="Table5.F3" style:family="table-cell">
      <style:table-cell-properties style:vertical-align="top" fo:padding="0.0556in" fo:border="none" fo:color="#000000" fo:font-size="0.1389in" fo:letter-spacing="100.0000%"/>
    </style:style>
    <style:style style:name="Table5.G3" style:family="table-cell">
      <style:table-cell-properties style:vertical-align="top" fo:padding="0.0556in" fo:border="none" fo:color="#000000" fo:font-size="0.1389in" fo:letter-spacing="100.0000%"/>
    </style:style>
    <style:style style:name="Table5.B5" style:family="table-cell">
      <style:table-cell-properties style:vertical-align="top" fo:padding="0.0556in" fo:border="none" fo:color="#000000" fo:font-size="0.1389in" fo:letter-spacing="100.0000%"/>
    </style:style>
    <style:style style:name="Table5.C5" style:family="table-cell">
      <style:table-cell-properties style:vertical-align="top" fo:padding="0.0556in" fo:border="none" fo:color="#000000" fo:font-size="0.1389in" fo:letter-spacing="100.0000%"/>
    </style:style>
    <style:style style:name="Table5.D5" style:family="table-cell">
      <style:table-cell-properties style:vertical-align="top" fo:padding="0.0556in" fo:border="none" fo:color="#000000" fo:font-size="0.1389in" fo:letter-spacing="100.0000%"/>
    </style:style>
    <style:style style:name="Table5.E5" style:family="table-cell">
      <style:table-cell-properties style:vertical-align="top" fo:padding="0.0556in" fo:border="none" fo:color="#000000" fo:font-size="0.1389in" fo:letter-spacing="100.0000%"/>
    </style:style>
    <style:style style:name="Table5.F5" style:family="table-cell">
      <style:table-cell-properties style:vertical-align="top" fo:padding="0.0556in" fo:border="none" fo:color="#000000" fo:font-size="0.1389in" fo:letter-spacing="100.0000%"/>
    </style:style>
    <style:style style:name="Table5.G5" style:family="table-cell">
      <style:table-cell-properties style:vertical-align="top" fo:padding="0.0556in" fo:border="none" fo:color="#000000" fo:font-size="0.1389in" fo:letter-spacing="100.0000%"/>
    </style:style>
    <style:style style:name="Table5.B7" style:family="table-cell">
      <style:table-cell-properties style:vertical-align="top" fo:padding="0.0556in" fo:border="none" fo:color="#000000" fo:font-size="0.1389in" fo:letter-spacing="100.0000%"/>
    </style:style>
    <style:style style:name="Table5.C7" style:family="table-cell">
      <style:table-cell-properties style:vertical-align="top" fo:padding="0.0556in" fo:border="none" fo:color="#000000" fo:font-size="0.1389in" fo:letter-spacing="100.0000%"/>
    </style:style>
    <style:style style:name="Table5.D7" style:family="table-cell">
      <style:table-cell-properties style:vertical-align="top" fo:padding="0.0556in" fo:border="none" fo:color="#000000" fo:font-size="0.1389in" fo:letter-spacing="100.0000%"/>
    </style:style>
    <style:style style:name="Table5.E7" style:family="table-cell">
      <style:table-cell-properties style:vertical-align="top" fo:padding="0.0556in" fo:border="none" fo:color="#000000" fo:font-size="0.1389in" fo:letter-spacing="100.0000%"/>
    </style:style>
    <style:style style:name="Table5.F7" style:family="table-cell">
      <style:table-cell-properties style:vertical-align="top" fo:padding="0.0556in" fo:border="none" fo:color="#000000" fo:font-size="0.1389in" fo:letter-spacing="100.0000%"/>
    </style:style>
    <style:style style:name="Table5.G7" style:family="table-cell">
      <style:table-cell-properties style:vertical-align="top" fo:padding="0.0556in" fo:border="none" fo:color="#000000" fo:font-size="0.1389in" fo:letter-spacing="100.0000%"/>
    </style:style>
    <style:style style:name="Table5.B9" style:family="table-cell">
      <style:table-cell-properties style:vertical-align="top" fo:padding="0.0556in" fo:border="none" fo:color="#000000" fo:font-size="0.1389in" fo:letter-spacing="100.0000%"/>
    </style:style>
    <style:style style:name="Table5.C9" style:family="table-cell">
      <style:table-cell-properties style:vertical-align="top" fo:padding="0.0556in" fo:border="none" fo:color="#000000" fo:font-size="0.1389in" fo:letter-spacing="100.0000%"/>
    </style:style>
    <style:style style:name="Table5.D9" style:family="table-cell">
      <style:table-cell-properties style:vertical-align="top" fo:padding="0.0556in" fo:border="none" fo:color="#000000" fo:font-size="0.1389in" fo:letter-spacing="100.0000%"/>
    </style:style>
    <style:style style:name="Table5.E9" style:family="table-cell">
      <style:table-cell-properties style:vertical-align="top" fo:padding="0.0556in" fo:border="none" fo:color="#000000" fo:font-size="0.1389in" fo:letter-spacing="100.0000%"/>
    </style:style>
    <style:style style:name="Table5.F9" style:family="table-cell">
      <style:table-cell-properties style:vertical-align="top" fo:padding="0.0556in" fo:border="none" fo:color="#000000" fo:font-size="0.1389in" fo:letter-spacing="100.0000%"/>
    </style:style>
    <style:style style:name="Table5.G9" style:family="table-cell">
      <style:table-cell-properties style:vertical-align="top" fo:padding="0.0556in" fo:border="none" fo:color="#000000" fo:font-size="0.1389in" fo:letter-spacing="100.0000%"/>
    </style:style>
    <style:style style:name="Table5.B11" style:family="table-cell">
      <style:table-cell-properties style:vertical-align="top" fo:padding="0.0556in" fo:border="none" fo:color="#000000" fo:font-size="0.1389in" fo:letter-spacing="100.0000%"/>
    </style:style>
    <style:style style:name="Table5.C11" style:family="table-cell">
      <style:table-cell-properties style:vertical-align="top" fo:padding="0.0556in" fo:border="none" fo:color="#000000" fo:font-size="0.1389in" fo:letter-spacing="100.0000%"/>
    </style:style>
    <style:style style:name="Table5.D11" style:family="table-cell">
      <style:table-cell-properties style:vertical-align="top" fo:padding="0.0556in" fo:border="none" fo:color="#000000" fo:font-size="0.1389in" fo:letter-spacing="100.0000%"/>
    </style:style>
    <style:style style:name="Table5.E11" style:family="table-cell">
      <style:table-cell-properties style:vertical-align="top" fo:padding="0.0556in" fo:border="none" fo:color="#000000" fo:font-size="0.1389in" fo:letter-spacing="100.0000%"/>
    </style:style>
    <style:style style:name="Table5.F11" style:family="table-cell">
      <style:table-cell-properties style:vertical-align="top" fo:padding="0.0556in" fo:border="none" fo:color="#000000" fo:font-size="0.1389in" fo:letter-spacing="100.0000%"/>
    </style:style>
    <style:style style:name="Table5.G11" style:family="table-cell">
      <style:table-cell-properties style:vertical-align="top" fo:padding="0.0556in" fo:border="none" fo:color="#000000" fo:font-size="0.1389in" fo:letter-spacing="100.0000%"/>
    </style:style>
    <style:style style:name="P1" style:family="paragraph" style:parent-style-name="Table_20_Heading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Standard" style:master-page-name="PM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page-number="auto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6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7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-Bold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0pt" style:font-name-asian="HelveticaNeue" style:font-size-asian="10pt" style:font-name-complex="HelveticaNeue" style:font-size-complex="10pt"/>
    </style:style>
    <style:style style:name="P9" style:family="paragraph" style:parent-style-name="Table_20_Heading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-Bold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T1" style:family="text">
      <style:text-properties fo:color="#000000" loext:opacity="100%" style:font-name="HelveticaNeue-Bold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T2" style:family="text">
      <style:text-properties fo:color="#000000" loext:opacity="100%" style:font-name="HelveticaNeue" fo:font-size="10pt" style:font-name-asian="HelveticaNeue" style:font-size-asian="10pt" style:font-name-complex="HelveticaNeue" style:font-size-complex="10pt"/>
    </style:style>
    <style:style style:name="T3" style:family="text"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fr1" style:family="graphic" style:parent-style-name="GraphicStyle_5f_0">
      <style:graphic-properties style:vertical-pos="from-top" style:vertical-rel="page" style:horizontal-pos="from-left" style:horizontal-rel="page" fo:background-color="transparent" draw:fill="none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ct1" text:anchor-type="page" text:anchor-page-number="4" svg:x="1.0047in" svg:y="0.6839in" svg:width="6.5in" svg:height="9.1374in" draw:z-index="1">
        <draw:text-box>
          <table:table table:name="Table1" table:style-name="Table1">
            <table:table-column table:style-name="Table1.A"/>
            <table:table-column table:style-name="Table1.B"/>
            <table:table-column table:style-name="Table1.C" table:number-columns-repeated="4"/>
            <table:table-column table:style-name="Table1.G"/>
            <table:table-header-rows>
              <table:table-row table:style-name="Table1.1">
                <table:table-cell table:style-name="Table1.A1" office:value-type="string">
                  <text:p text:style-name="P9">The Circle Undone</text:p>
                </table:table-cell>
                <table:table-cell table:style-name="Table1.A1" office:value-type="string">
                  <text:p text:style-name="P9">Variable Values</text:p>
                </table:table-cell>
                <table:table-cell table:style-name="Table1.A1" office:value-type="string">
                  <text:p text:style-name="P9">On-fail effects</text:p>
                </table:table-cell>
                <table:table-cell table:style-name="Table1.A1" office:value-type="string">
                  <text:p text:style-name="P9">On-draw effects</text:p>
                </table:table-cell>
                <table:table-cell table:style-name="Table1.A1" office:value-type="string">
                  <text:p text:style-name="P9">Nonterminal</text:p>
                </table:table-cell>
                <table:table-cell table:style-name="Table1.A1" office:value-type="string">
                  <text:p text:style-name="P9">Conditional nonterminal</text:p>
                </table:table-cell>
                <table:table-cell table:style-name="Table1.A1" office:value-type="string">
                  <text:p text:style-name="P9">Spinners needed</text:p>
                </table:table-cell>
              </table:table-row>
            </table:table-header-rows>
            <table:table-row table:style-name="Table1.1">
              <table:table-cell table:style-name="Table1.A2" office:value-type="string">
                <text:p text:style-name="P7">Disappearance at the Twilight Estate</text:p>
              </table:table-cell>
              <table:table-cell table:style-name="Table1.B2" office:value-type="string">
                <text:p text:style-name="Standard"/>
              </table:table-cell>
              <table:table-cell table:style-name="Table1.B2" office:value-type="string">
                <text:p text:style-name="P4">1</text:p>
              </table:table-cell>
              <table:table-cell table:style-name="Table1.B2" office:value-type="string">
                <text:p text:style-name="Standard"/>
              </table:table-cell>
              <table:table-cell table:style-name="Table1.B2" office:value-type="string">
                <text:p text:style-name="Standard"/>
              </table:table-cell>
              <table:table-cell table:style-name="Table1.B2" office:value-type="string">
                <text:p text:style-name="Standard"/>
              </table:table-cell>
              <table:table-cell table:style-name="Table1.B2" office:value-type="string">
                <text:p text:style-name="P4">0</text:p>
              </table:table-cell>
            </table:table-row>
            <table:table-row table:style-name="Table1.1">
              <table:table-cell table:style-name="Table1.A2" office:value-type="string">
                <text:p text:style-name="P7">Disappearance at the Twilight Estate (H)</text:p>
              </table:table-cell>
              <table:table-cell table:style-name="Table1.B3" office:value-type="string">
                <text:p text:style-name="Standard"/>
              </table:table-cell>
              <table:table-cell table:style-name="Table1.C3" office:value-type="string">
                <text:p text:style-name="P4">1</text:p>
              </table:table-cell>
              <table:table-cell table:style-name="Table1.C3" office:value-type="string">
                <text:p text:style-name="Standard"/>
              </table:table-cell>
              <table:table-cell table:style-name="Table1.C3" office:value-type="string">
                <text:p text:style-name="Standard"/>
              </table:table-cell>
              <table:table-cell table:style-name="Table1.C3" office:value-type="string">
                <text:p text:style-name="Standard"/>
              </table:table-cell>
              <table:table-cell table:style-name="Table1.G3" office:value-type="string">
                <text:p text:style-name="P4">0</text:p>
              </table:table-cell>
            </table:table-row>
            <table:table-row table:style-name="Table1.1">
              <table:table-cell table:style-name="Table1.A2" office:value-type="string">
                <text:p text:style-name="P7">At Death’s Doorstep</text:p>
              </table:table-cell>
              <table:table-cell table:style-name="Table1.B2" office:value-type="string">
                <text:p text:style-name="P4">1</text:p>
              </table:table-cell>
              <table:table-cell table:style-name="Table1.B2" office:value-type="string">
                <text:p text:style-name="P4">1</text:p>
              </table:table-cell>
              <table:table-cell table:style-name="Table1.B2" office:value-type="string">
                <text:p text:style-name="P4">1</text:p>
              </table:table-cell>
              <table:table-cell table:style-name="Table1.B2" office:value-type="string">
                <text:p text:style-name="Standard"/>
              </table:table-cell>
              <table:table-cell table:style-name="Table1.B2" office:value-type="string">
                <text:p text:style-name="Standard"/>
              </table:table-cell>
              <table:table-cell table:style-name="Table1.B2" office:value-type="string">
                <text:p text:style-name="P4">1</text:p>
              </table:table-cell>
            </table:table-row>
            <table:table-row table:style-name="Table1.1">
              <table:table-cell table:style-name="Table1.A2" office:value-type="string">
                <text:p text:style-name="P7">At Death’s Doorstep (H)</text:p>
              </table:table-cell>
              <table:table-cell table:style-name="Table1.B3" office:value-type="string">
                <text:p text:style-name="P4">1</text:p>
              </table:table-cell>
              <table:table-cell table:style-name="Table1.C3" office:value-type="string">
                <text:p text:style-name="Standard"/>
              </table:table-cell>
              <table:table-cell table:style-name="Table1.C3" office:value-type="string">
                <text:p text:style-name="P4">2</text:p>
              </table:table-cell>
              <table:table-cell table:style-name="Table1.C3" office:value-type="string">
                <text:p text:style-name="Standard"/>
              </table:table-cell>
              <table:table-cell table:style-name="Table1.C3" office:value-type="string">
                <text:p text:style-name="Standard"/>
              </table:table-cell>
              <table:table-cell table:style-name="Table1.G3" office:value-type="string">
                <text:p text:style-name="P4">1</text:p>
              </table:table-cell>
            </table:table-row>
            <table:table-row table:style-name="Table1.1">
              <table:table-cell table:style-name="Table1.A2" office:value-type="string">
                <text:p text:style-name="P7">The Witching Hour</text:p>
              </table:table-cell>
              <table:table-cell table:style-name="Table1.B2" office:value-type="string">
                <text:p text:style-name="Standard"/>
              </table:table-cell>
              <table:table-cell table:style-name="Table1.B2" office:value-type="string">
                <text:p text:style-name="P4">3</text:p>
              </table:table-cell>
              <table:table-cell table:style-name="Table1.B2" office:value-type="string">
                <text:p text:style-name="Standard"/>
              </table:table-cell>
              <table:table-cell table:style-name="Table1.B2" office:value-type="string">
                <text:p text:style-name="Standard"/>
              </table:table-cell>
              <table:table-cell table:style-name="Table1.B2" office:value-type="string">
                <text:p text:style-name="Standard"/>
              </table:table-cell>
              <table:table-cell table:style-name="Table1.B2" office:value-type="string">
                <text:p text:style-name="P4">0</text:p>
              </table:table-cell>
            </table:table-row>
            <table:table-row table:style-name="Table1.1">
              <table:table-cell table:style-name="Table1.A2" office:value-type="string">
                <text:p text:style-name="P7">The Witching Hour (H)</text:p>
              </table:table-cell>
              <table:table-cell table:style-name="Table1.B3" office:value-type="string">
                <text:p text:style-name="Standard"/>
              </table:table-cell>
              <table:table-cell table:style-name="Table1.C3" office:value-type="string">
                <text:p text:style-name="P4">2</text:p>
              </table:table-cell>
              <table:table-cell table:style-name="Table1.C3" office:value-type="string">
                <text:p text:style-name="P4">1</text:p>
              </table:table-cell>
              <table:table-cell table:style-name="Table1.C3" office:value-type="string">
                <text:p text:style-name="Standard"/>
              </table:table-cell>
              <table:table-cell table:style-name="Table1.C3" office:value-type="string">
                <text:p text:style-name="Standard"/>
              </table:table-cell>
              <table:table-cell table:style-name="Table1.G3" office:value-type="string">
                <text:p text:style-name="P4">0</text:p>
              </table:table-cell>
            </table:table-row>
            <table:table-row table:style-name="Table1.1">
              <table:table-cell table:style-name="Table1.A2" office:value-type="string">
                <text:p text:style-name="P7">The Secret Name</text:p>
              </table:table-cell>
              <table:table-cell table:style-name="Table1.B2" office:value-type="string">
                <text:p text:style-name="P4">1</text:p>
              </table:table-cell>
              <table:table-cell table:style-name="Table1.B2" office:value-type="string">
                <text:p text:style-name="P4">3</text:p>
              </table:table-cell>
              <table:table-cell table:style-name="Table1.B2" office:value-type="string">
                <text:p text:style-name="Standard"/>
              </table:table-cell>
              <table:table-cell table:style-name="Table1.B2" office:value-type="string">
                <text:p text:style-name="P4">1</text:p>
              </table:table-cell>
              <table:table-cell table:style-name="Table1.B2" office:value-type="string">
                <text:p text:style-name="Standard"/>
              </table:table-cell>
              <table:table-cell table:style-name="Table1.B2" office:value-type="string">
                <text:p text:style-name="P4">1</text:p>
              </table:table-cell>
            </table:table-row>
            <table:table-row table:style-name="Table1.1">
              <table:table-cell table:style-name="Table1.A2" office:value-type="string">
                <text:p text:style-name="P7">The Secret Name (H)</text:p>
              </table:table-cell>
              <table:table-cell table:style-name="Table1.B3" office:value-type="string">
                <text:p text:style-name="P4">1</text:p>
              </table:table-cell>
              <table:table-cell table:style-name="Table1.C3" office:value-type="string">
                <text:p text:style-name="P4">2</text:p>
              </table:table-cell>
              <table:table-cell table:style-name="Table1.C3" office:value-type="string">
                <text:p text:style-name="P4">1</text:p>
              </table:table-cell>
              <table:table-cell table:style-name="Table1.C3" office:value-type="string">
                <text:p text:style-name="P4">1</text:p>
              </table:table-cell>
              <table:table-cell table:style-name="Table1.C3" office:value-type="string">
                <text:p text:style-name="Standard"/>
              </table:table-cell>
              <table:table-cell table:style-name="Table1.G3" office:value-type="string">
                <text:p text:style-name="P4">1</text:p>
              </table:table-cell>
            </table:table-row>
            <table:table-row table:style-name="Table1.1">
              <table:table-cell table:style-name="Table1.A2" office:value-type="string">
                <text:p text:style-name="P7">The Wages of Sin</text:p>
              </table:table-cell>
              <table:table-cell table:style-name="Table1.B2" office:value-type="string">
                <text:p text:style-name="P4">1</text:p>
              </table:table-cell>
              <table:table-cell table:style-name="Table1.B2" office:value-type="string">
                <text:p text:style-name="P4">2</text:p>
              </table:table-cell>
              <table:table-cell table:style-name="Table1.B2" office:value-type="string">
                <text:p text:style-name="P4">1</text:p>
              </table:table-cell>
              <table:table-cell table:style-name="Table1.B2" office:value-type="string">
                <text:p text:style-name="Standard"/>
              </table:table-cell>
              <table:table-cell table:style-name="Table1.B2" office:value-type="string">
                <text:p text:style-name="Standard"/>
              </table:table-cell>
              <table:table-cell table:style-name="Table1.B2" office:value-type="string">
                <text:p text:style-name="P4">1</text:p>
              </table:table-cell>
            </table:table-row>
            <table:table-row table:style-name="Table1.1">
              <table:table-cell table:style-name="Table1.A2" office:value-type="string">
                <text:p text:style-name="P7">The Wages of Sin (H)</text:p>
              </table:table-cell>
              <table:table-cell table:style-name="Table1.B3" office:value-type="string">
                <text:p text:style-name="P4">1</text:p>
              </table:table-cell>
              <table:table-cell table:style-name="Table1.C3" office:value-type="string">
                <text:p text:style-name="P4">1</text:p>
              </table:table-cell>
              <table:table-cell table:style-name="Table1.C3" office:value-type="string">
                <text:p text:style-name="P4">2</text:p>
              </table:table-cell>
              <table:table-cell table:style-name="Table1.C3" office:value-type="string">
                <text:p text:style-name="Standard"/>
              </table:table-cell>
              <table:table-cell table:style-name="Table1.C3" office:value-type="string">
                <text:p text:style-name="Standard"/>
              </table:table-cell>
              <table:table-cell table:style-name="Table1.G3" office:value-type="string">
                <text:p text:style-name="P4">1</text:p>
              </table:table-cell>
            </table:table-row>
            <table:table-row table:style-name="Table1.1">
              <table:table-cell table:style-name="Table1.A2" office:value-type="string">
                <text:p text:style-name="P7">For the Greater Good</text:p>
              </table:table-cell>
              <table:table-cell table:style-name="Table1.B2" office:value-type="string">
                <text:p text:style-name="P4">1</text:p>
              </table:table-cell>
              <table:table-cell table:style-name="Table1.B2" office:value-type="string">
                <text:p text:style-name="P4">2</text:p>
              </table:table-cell>
              <table:table-cell table:style-name="Table1.B2" office:value-type="string">
                <text:p text:style-name="Standard"/>
              </table:table-cell>
              <table:table-cell table:style-name="Table1.B2" office:value-type="string">
                <text:p text:style-name="P4">1</text:p>
              </table:table-cell>
              <table:table-cell table:style-name="Table1.B2" office:value-type="string">
                <text:p text:style-name="Standard"/>
              </table:table-cell>
              <table:table-cell table:style-name="Table1.B2" office:value-type="string">
                <text:p text:style-name="P4">1</text:p>
              </table:table-cell>
            </table:table-row>
            <table:table-row table:style-name="Table1.1">
              <table:table-cell table:style-name="Table1.A2" office:value-type="string">
                <text:p text:style-name="P7">For the Greater Good (H)</text:p>
              </table:table-cell>
              <table:table-cell table:style-name="Table1.B3" office:value-type="string">
                <text:p text:style-name="P4">1</text:p>
              </table:table-cell>
              <table:table-cell table:style-name="Table1.C3" office:value-type="string">
                <text:p text:style-name="P4">2</text:p>
              </table:table-cell>
              <table:table-cell table:style-name="Table1.C3" office:value-type="string">
                <text:p text:style-name="Standard"/>
              </table:table-cell>
              <table:table-cell table:style-name="Table1.C3" office:value-type="string">
                <text:p text:style-name="P4">1</text:p>
              </table:table-cell>
              <table:table-cell table:style-name="Table1.C3" office:value-type="string">
                <text:p text:style-name="P4">2</text:p>
              </table:table-cell>
              <table:table-cell table:style-name="Table1.G3" office:value-type="string">
                <text:p text:style-name="P4">2</text:p>
              </table:table-cell>
            </table:table-row>
            <table:table-row table:style-name="Table1.1">
              <table:table-cell table:style-name="Table1.A2" office:value-type="string">
                <text:p text:style-name="P7">Union and Disillusion</text:p>
              </table:table-cell>
              <table:table-cell table:style-name="Table1.B2" office:value-type="string">
                <text:p text:style-name="Standard"/>
              </table:table-cell>
              <table:table-cell table:style-name="Table1.B2" office:value-type="string">
                <text:p text:style-name="P4">2</text:p>
              </table:table-cell>
              <table:table-cell table:style-name="Table1.B2" office:value-type="string">
                <text:p text:style-name="P4">1</text:p>
              </table:table-cell>
              <table:table-cell table:style-name="Table1.B2" office:value-type="string">
                <text:p text:style-name="Standard"/>
              </table:table-cell>
              <table:table-cell table:style-name="Table1.B2" office:value-type="string">
                <text:p text:style-name="P4">1</text:p>
              </table:table-cell>
              <table:table-cell table:style-name="Table1.B2" office:value-type="string">
                <text:p text:style-name="P4">1</text:p>
              </table:table-cell>
            </table:table-row>
            <table:table-row table:style-name="Table1.1">
              <table:table-cell table:style-name="Table1.A2" office:value-type="string">
                <text:p text:style-name="P7">Union and Disillusion (H)</text:p>
              </table:table-cell>
              <table:table-cell table:style-name="Table1.B3" office:value-type="string">
                <text:p text:style-name="Standard"/>
              </table:table-cell>
              <table:table-cell table:style-name="Table1.C3" office:value-type="string">
                <text:p text:style-name="P4">2</text:p>
              </table:table-cell>
              <table:table-cell table:style-name="Table1.C3" office:value-type="string">
                <text:p text:style-name="P4">1</text:p>
              </table:table-cell>
              <table:table-cell table:style-name="Table1.C3" office:value-type="string">
                <text:p text:style-name="Standard"/>
              </table:table-cell>
              <table:table-cell table:style-name="Table1.C3" office:value-type="string">
                <text:p text:style-name="P4">1</text:p>
              </table:table-cell>
              <table:table-cell table:style-name="Table1.G3" office:value-type="string">
                <text:p text:style-name="P4">1</text:p>
              </table:table-cell>
            </table:table-row>
            <table:table-row table:style-name="Table1.1">
              <table:table-cell table:style-name="Table1.A2" office:value-type="string">
                <text:p text:style-name="P7">In the Clutches of Chaos</text:p>
              </table:table-cell>
              <table:table-cell table:style-name="Table1.B2" office:value-type="string">
                <text:p text:style-name="P4">1</text:p>
              </table:table-cell>
              <table:table-cell table:style-name="Table1.B2" office:value-type="string">
                <text:p text:style-name="P4">2</text:p>
              </table:table-cell>
              <table:table-cell table:style-name="Table1.B2" office:value-type="string">
                <text:p text:style-name="P4">1</text:p>
              </table:table-cell>
              <table:table-cell table:style-name="Table1.B2" office:value-type="string">
                <text:p text:style-name="P4">1</text:p>
              </table:table-cell>
              <table:table-cell table:style-name="Table1.B2" office:value-type="string">
                <text:p text:style-name="Standard"/>
              </table:table-cell>
              <table:table-cell table:style-name="Table1.B2" office:value-type="string">
                <text:p text:style-name="P4">1</text:p>
              </table:table-cell>
            </table:table-row>
            <table:table-row table:style-name="Table1.1">
              <table:table-cell table:style-name="Table1.A2" office:value-type="string">
                <text:p text:style-name="P7">In the Clutches of Chaos (H)</text:p>
              </table:table-cell>
              <table:table-cell table:style-name="Table1.B3" office:value-type="string">
                <text:p text:style-name="P4">1</text:p>
              </table:table-cell>
              <table:table-cell table:style-name="Table1.C3" office:value-type="string">
                <text:p text:style-name="P4">2</text:p>
              </table:table-cell>
              <table:table-cell table:style-name="Table1.C3" office:value-type="string">
                <text:p text:style-name="P4">1</text:p>
              </table:table-cell>
              <table:table-cell table:style-name="Table1.C3" office:value-type="string">
                <text:p text:style-name="P4">1</text:p>
              </table:table-cell>
              <table:table-cell table:style-name="Table1.C3" office:value-type="string">
                <text:p text:style-name="Standard"/>
              </table:table-cell>
              <table:table-cell table:style-name="Table1.G3" office:value-type="string">
                <text:p text:style-name="P4">1</text:p>
              </table:table-cell>
            </table:table-row>
            <table:table-row table:style-name="Table1.1">
              <table:table-cell table:style-name="Table1.A2" office:value-type="string">
                <text:p text:style-name="P7">Before the Black Throne</text:p>
              </table:table-cell>
              <table:table-cell table:style-name="Table1.B2" office:value-type="string">
                <text:p text:style-name="P4">1</text:p>
              </table:table-cell>
              <table:table-cell table:style-name="Table1.B2" office:value-type="string">
                <text:p text:style-name="P4">2</text:p>
              </table:table-cell>
              <table:table-cell table:style-name="Table1.B2" office:value-type="string">
                <text:p text:style-name="P4">1</text:p>
              </table:table-cell>
              <table:table-cell table:style-name="Table1.B2" office:value-type="string">
                <text:p text:style-name="P4">1</text:p>
              </table:table-cell>
              <table:table-cell table:style-name="Table1.B2" office:value-type="string">
                <text:p text:style-name="Standard"/>
              </table:table-cell>
              <table:table-cell table:style-name="Table1.B2" office:value-type="string">
                <text:p text:style-name="P4">1</text:p>
              </table:table-cell>
            </table:table-row>
            <table:table-row table:style-name="Table1.1">
              <table:table-cell table:style-name="Table1.A2" office:value-type="string">
                <text:p text:style-name="P7">Before the Black Throne (H)</text:p>
              </table:table-cell>
              <table:table-cell table:style-name="Table1.B3" office:value-type="string">
                <text:p text:style-name="P4">1</text:p>
              </table:table-cell>
              <table:table-cell table:style-name="Table1.C3" office:value-type="string">
                <text:p text:style-name="P4">2</text:p>
              </table:table-cell>
              <table:table-cell table:style-name="Table1.C3" office:value-type="string">
                <text:p text:style-name="P4">1</text:p>
              </table:table-cell>
              <table:table-cell table:style-name="Table1.C3" office:value-type="string">
                <text:p text:style-name="P4">1</text:p>
              </table:table-cell>
              <table:table-cell table:style-name="Table1.C3" office:value-type="string">
                <text:p text:style-name="Standard"/>
              </table:table-cell>
              <table:table-cell table:style-name="Table1.G3" office:value-type="string">
                <text:p text:style-name="P4">1</text:p>
              </table:table-cell>
            </table:table-row>
          </table:table>
        </draw:text-box>
      </draw:frame>
      <draw:frame draw:style-name="fr1" draw:name="Object0" text:anchor-type="page" text:anchor-page-number="3" svg:x="0.698in" svg:y="1in" svg:width="7.2764in" svg:height="8.1146in" draw:z-index="0">
        <draw:text-box>
          <table:table table:name="Table0" table:style-name="Table0">
            <table:table-column table:style-name="Table0.A"/>
            <table:table-column table:style-name="Table0.B"/>
            <table:table-column table:style-name="Table0.C" table:number-columns-repeated="5"/>
            <table:table-column table:style-name="Table0.H"/>
            <table:table-header-rows>
              <table:table-row table:style-name="Table0.1">
                <table:table-cell table:style-name="Table0.A1" office:value-type="string">
                  <text:p text:style-name="P9">The Path to Carcosa</text:p>
                </table:table-cell>
                <table:table-cell table:style-name="Table0.A1" office:value-type="string">
                  <text:p text:style-name="P9">Variable Values</text:p>
                </table:table-cell>
                <table:table-cell table:style-name="Table0.A1" office:value-type="string">
                  <text:p text:style-name="P9">On-fail effects</text:p>
                </table:table-cell>
                <table:table-cell table:style-name="Table0.A1" office:value-type="string">
                  <text:p text:style-name="P9">On-draw effects</text:p>
                </table:table-cell>
                <table:table-cell table:style-name="Table0.A1" office:value-type="string">
                  <text:p text:style-name="P9">Nonterminal</text:p>
                </table:table-cell>
                <table:table-cell table:style-name="Table0.A1" office:value-type="string">
                  <text:p text:style-name="P9">Conditional nonterminal</text:p>
                </table:table-cell>
                <table:table-cell table:style-name="Table0.A1" office:value-type="string">
                  <text:p text:style-name="P9">Spinners needed</text:p>
                </table:table-cell>
                <table:table-cell table:style-name="Table0.A1" office:value-type="string">
                  <text:p text:style-name="P9">Effects to Display</text:p>
                </table:table-cell>
              </table:table-row>
            </table:table-header-rows>
            <table:table-row table:style-name="Table0.1">
              <table:table-cell table:style-name="Table0.A2" office:value-type="string">
                <text:p text:style-name="P7">Curtain Call</text:p>
              </table:table-cell>
              <table:table-cell table:style-name="Table0.B2" office:value-type="string">
                <text:p text:style-name="P4">1</text:p>
              </table:table-cell>
              <table:table-cell table:style-name="Table0.B2" office:value-type="string">
                <text:p text:style-name="Standard"/>
              </table:table-cell>
              <table:table-cell table:style-name="Table0.B2" office:value-type="string">
                <text:p text:style-name="P8">3 (1)</text:p>
              </table:table-cell>
              <table:table-cell table:style-name="Table0.B2" office:value-type="string">
                <text:p text:style-name="Standard"/>
              </table:table-cell>
              <table:table-cell table:style-name="Table0.B2" office:value-type="string">
                <text:p text:style-name="Standard"/>
              </table:table-cell>
              <table:table-cell table:style-name="Table0.B2" office:value-type="string">
                <text:p text:style-name="P4">1</text:p>
              </table:table-cell>
              <table:table-cell table:style-name="Table0.B2" office:value-type="string">
                <text:p text:style-name="P4">1</text:p>
              </table:table-cell>
            </table:table-row>
            <table:table-row table:style-name="Table0.1">
              <table:table-cell table:style-name="Table0.A2" office:value-type="string">
                <text:p text:style-name="P7">Curtain Call (H)</text:p>
              </table:table-cell>
              <table:table-cell table:style-name="Table0.B3" office:value-type="string">
                <text:p text:style-name="P4">1</text:p>
              </table:table-cell>
              <table:table-cell table:style-name="Table0.C3" office:value-type="string">
                <text:p text:style-name="Standard"/>
              </table:table-cell>
              <table:table-cell table:style-name="Table0.C3" office:value-type="string">
                <text:p text:style-name="P8">3 (1)</text:p>
              </table:table-cell>
              <table:table-cell table:style-name="Table0.C3" office:value-type="string">
                <text:p text:style-name="Standard"/>
              </table:table-cell>
              <table:table-cell table:style-name="Table0.C3" office:value-type="string">
                <text:p text:style-name="Standard"/>
              </table:table-cell>
              <table:table-cell table:style-name="Table0.C3" office:value-type="string">
                <text:p text:style-name="P4">1</text:p>
              </table:table-cell>
              <table:table-cell table:style-name="Table0.H3" office:value-type="string">
                <text:p text:style-name="P4">1</text:p>
              </table:table-cell>
            </table:table-row>
            <table:table-row table:style-name="Table0.1">
              <table:table-cell table:style-name="Table0.A2" office:value-type="string">
                <text:p text:style-name="P7">The Last King</text:p>
              </table:table-cell>
              <table:table-cell table:style-name="Table0.B2" office:value-type="string">
                <text:p text:style-name="P4">1</text:p>
              </table:table-cell>
              <table:table-cell table:style-name="Table0.B2" office:value-type="string">
                <text:p text:style-name="P8">3 (1-2)</text:p>
              </table:table-cell>
              <table:table-cell table:style-name="Table0.B2" office:value-type="string">
                <text:p text:style-name="Standard"/>
              </table:table-cell>
              <table:table-cell table:style-name="Table0.B2" office:value-type="string">
                <text:p text:style-name="P4">1</text:p>
              </table:table-cell>
              <table:table-cell table:style-name="Table0.B2" office:value-type="string">
                <text:p text:style-name="Standard"/>
              </table:table-cell>
              <table:table-cell table:style-name="Table0.B2" office:value-type="string">
                <text:p text:style-name="P8">0-1</text:p>
              </table:table-cell>
              <table:table-cell table:style-name="Table0.B2" office:value-type="string">
                <text:p text:style-name="P8">1-2</text:p>
              </table:table-cell>
            </table:table-row>
            <table:table-row table:style-name="Table0.1">
              <table:table-cell table:style-name="Table0.A2" office:value-type="string">
                <text:p text:style-name="P7">The Last King (H)</text:p>
              </table:table-cell>
              <table:table-cell table:style-name="Table0.B3" office:value-type="string">
                <text:p text:style-name="P4">1</text:p>
              </table:table-cell>
              <table:table-cell table:style-name="Table0.C3" office:value-type="string">
                <text:p text:style-name="P8">2 (1-2)</text:p>
              </table:table-cell>
              <table:table-cell table:style-name="Table0.C3" office:value-type="string">
                <text:p text:style-name="P8">2 (0-1)</text:p>
              </table:table-cell>
              <table:table-cell table:style-name="Table0.C3" office:value-type="string">
                <text:p text:style-name="P4">1</text:p>
              </table:table-cell>
              <table:table-cell table:style-name="Table0.C3" office:value-type="string">
                <text:p text:style-name="Standard"/>
              </table:table-cell>
              <table:table-cell table:style-name="Table0.C3" office:value-type="string">
                <text:p text:style-name="P8">0-1</text:p>
              </table:table-cell>
              <table:table-cell table:style-name="Table0.H3" office:value-type="string">
                <text:p text:style-name="P8">1-2</text:p>
              </table:table-cell>
            </table:table-row>
            <table:table-row table:style-name="Table0.1">
              <table:table-cell table:style-name="Table0.A2" office:value-type="string">
                <text:p text:style-name="P7">Echoes of the Past</text:p>
              </table:table-cell>
              <table:table-cell table:style-name="Table0.B2" office:value-type="string">
                <text:p text:style-name="P4">1</text:p>
              </table:table-cell>
              <table:table-cell table:style-name="Table0.B2" office:value-type="string">
                <text:p text:style-name="P8">3 (1)</text:p>
              </table:table-cell>
              <table:table-cell table:style-name="Table0.B2" office:value-type="string">
                <text:p text:style-name="Standard"/>
              </table:table-cell>
              <table:table-cell table:style-name="Table0.B2" office:value-type="string">
                <text:p text:style-name="Standard"/>
              </table:table-cell>
              <table:table-cell table:style-name="Table0.B2" office:value-type="string">
                <text:p text:style-name="Standard"/>
              </table:table-cell>
              <table:table-cell table:style-name="Table0.B2" office:value-type="string">
                <text:p text:style-name="P4">1</text:p>
              </table:table-cell>
              <table:table-cell table:style-name="Table0.B2" office:value-type="string">
                <text:p text:style-name="P4">1</text:p>
              </table:table-cell>
            </table:table-row>
            <table:table-row table:style-name="Table0.1">
              <table:table-cell table:style-name="Table0.A2" office:value-type="string">
                <text:p text:style-name="P7">Echoes of the Past (H)</text:p>
              </table:table-cell>
              <table:table-cell table:style-name="Table0.B3" office:value-type="string">
                <text:p text:style-name="P4">1</text:p>
              </table:table-cell>
              <table:table-cell table:style-name="Table0.C3" office:value-type="string">
                <text:p text:style-name="Standard"/>
              </table:table-cell>
              <table:table-cell table:style-name="Table0.C3" office:value-type="string">
                <text:p text:style-name="P8">3 (1)</text:p>
              </table:table-cell>
              <table:table-cell table:style-name="Table0.C3" office:value-type="string">
                <text:p text:style-name="Standard"/>
              </table:table-cell>
              <table:table-cell table:style-name="Table0.C3" office:value-type="string">
                <text:p text:style-name="Standard"/>
              </table:table-cell>
              <table:table-cell table:style-name="Table0.C3" office:value-type="string">
                <text:p text:style-name="P4">1</text:p>
              </table:table-cell>
              <table:table-cell table:style-name="Table0.H3" office:value-type="string">
                <text:p text:style-name="P4">1</text:p>
              </table:table-cell>
            </table:table-row>
            <table:table-row table:style-name="Table0.1">
              <table:table-cell table:style-name="Table0.A2" office:value-type="string">
                <text:p text:style-name="P7">The Unspeakable Oath </text:p>
              </table:table-cell>
              <table:table-cell table:style-name="Table0.B2" office:value-type="string">
                <text:p text:style-name="P8">3 (1)</text:p>
              </table:table-cell>
              <table:table-cell table:style-name="Table0.B2" office:value-type="string">
                <text:p text:style-name="P4">1</text:p>
              </table:table-cell>
              <table:table-cell table:style-name="Table0.B2" office:value-type="string">
                <text:p text:style-name="Standard"/>
              </table:table-cell>
              <table:table-cell table:style-name="Table0.B2" office:value-type="string">
                <text:p text:style-name="Standard"/>
              </table:table-cell>
              <table:table-cell table:style-name="Table0.B2" office:value-type="string">
                <text:p text:style-name="Standard"/>
              </table:table-cell>
              <table:table-cell table:style-name="Table0.B2" office:value-type="string">
                <text:p text:style-name="P4">1</text:p>
              </table:table-cell>
              <table:table-cell table:style-name="Table0.B2" office:value-type="string">
                <text:p text:style-name="P4">1</text:p>
              </table:table-cell>
            </table:table-row>
            <table:table-row table:style-name="Table0.1">
              <table:table-cell table:style-name="Table0.A2" office:value-type="string">
                <text:p text:style-name="P7">The Unspeakable Oath (H)</text:p>
              </table:table-cell>
              <table:table-cell table:style-name="Table0.B3" office:value-type="string">
                <text:p text:style-name="P8">3 (1)</text:p>
              </table:table-cell>
              <table:table-cell table:style-name="Table0.C3" office:value-type="string">
                <text:p text:style-name="P8">3 (1-2)</text:p>
              </table:table-cell>
              <table:table-cell table:style-name="Table0.C3" office:value-type="string">
                <text:p text:style-name="Standard"/>
              </table:table-cell>
              <table:table-cell table:style-name="Table0.C3" office:value-type="string">
                <text:p text:style-name="P4">1</text:p>
              </table:table-cell>
              <table:table-cell table:style-name="Table0.C3" office:value-type="string">
                <text:p text:style-name="Standard"/>
              </table:table-cell>
              <table:table-cell table:style-name="Table0.C3" office:value-type="string">
                <text:p text:style-name="P4">1</text:p>
              </table:table-cell>
              <table:table-cell table:style-name="Table0.H3" office:value-type="string">
                <text:p text:style-name="P8">1-2</text:p>
              </table:table-cell>
            </table:table-row>
            <table:table-row table:style-name="Table0.1">
              <table:table-cell table:style-name="Table0.A2" office:value-type="string">
                <text:p text:style-name="P7">A Phantom of Truth</text:p>
              </table:table-cell>
              <table:table-cell table:style-name="Table0.B2" office:value-type="string">
                <text:p text:style-name="P4">1</text:p>
              </table:table-cell>
              <table:table-cell table:style-name="Table0.B2" office:value-type="string">
                <text:p text:style-name="P8">2 (0-1)</text:p>
              </table:table-cell>
              <table:table-cell table:style-name="Table0.B2" office:value-type="string">
                <text:p text:style-name="P8">1 (0-1)</text:p>
              </table:table-cell>
              <table:table-cell table:style-name="Table0.B2" office:value-type="string">
                <text:p text:style-name="Standard"/>
              </table:table-cell>
              <table:table-cell table:style-name="Table0.B2" office:value-type="string">
                <text:p text:style-name="Standard"/>
              </table:table-cell>
              <table:table-cell table:style-name="Table0.B2" office:value-type="string">
                <text:p text:style-name="P4">1</text:p>
              </table:table-cell>
              <table:table-cell table:style-name="Table0.B2" office:value-type="string">
                <text:p text:style-name="P4">1</text:p>
              </table:table-cell>
            </table:table-row>
            <table:table-row table:style-name="Table0.1">
              <table:table-cell table:style-name="Table0.A2" office:value-type="string">
                <text:p text:style-name="P7">A Phantom of Truth (H)</text:p>
              </table:table-cell>
              <table:table-cell table:style-name="Table0.B3" office:value-type="string">
                <text:p text:style-name="P4">1</text:p>
              </table:table-cell>
              <table:table-cell table:style-name="Table0.C3" office:value-type="string">
                <text:p text:style-name="P8">1 (0-1)</text:p>
              </table:table-cell>
              <table:table-cell table:style-name="Table0.C3" office:value-type="string">
                <text:p text:style-name="P8">2 (0-1)</text:p>
              </table:table-cell>
              <table:table-cell table:style-name="Table0.C3" office:value-type="string">
                <text:p text:style-name="Standard"/>
              </table:table-cell>
              <table:table-cell table:style-name="Table0.C3" office:value-type="string">
                <text:p text:style-name="Standard"/>
              </table:table-cell>
              <table:table-cell table:style-name="Table0.C3" office:value-type="string">
                <text:p text:style-name="P4">1</text:p>
              </table:table-cell>
              <table:table-cell table:style-name="Table0.H3" office:value-type="string">
                <text:p text:style-name="P4">1</text:p>
              </table:table-cell>
            </table:table-row>
            <table:table-row table:style-name="Table0.1">
              <table:table-cell table:style-name="Table0.A2" office:value-type="string">
                <text:p text:style-name="P7">The Pallid Mask</text:p>
              </table:table-cell>
              <table:table-cell table:style-name="Table0.B2" office:value-type="string">
                <text:p text:style-name="P4">1</text:p>
              </table:table-cell>
              <table:table-cell table:style-name="Table0.B2" office:value-type="string">
                <text:p text:style-name="P4">1</text:p>
              </table:table-cell>
              <table:table-cell table:style-name="Table0.B2" office:value-type="string">
                <text:p text:style-name="P4">2</text:p>
              </table:table-cell>
              <table:table-cell table:style-name="Table0.B2" office:value-type="string">
                <text:p text:style-name="Standard"/>
              </table:table-cell>
              <table:table-cell table:style-name="Table0.B2" office:value-type="string">
                <text:p text:style-name="Standard"/>
              </table:table-cell>
              <table:table-cell table:style-name="Table0.B2" office:value-type="string">
                <text:p text:style-name="P4">1</text:p>
              </table:table-cell>
              <table:table-cell table:style-name="Table0.B2" office:value-type="string">
                <text:p text:style-name="P4">1</text:p>
              </table:table-cell>
            </table:table-row>
            <table:table-row table:style-name="Table0.1">
              <table:table-cell table:style-name="Table0.A2" office:value-type="string">
                <text:p text:style-name="P7">The Pallid Mask (H)</text:p>
              </table:table-cell>
              <table:table-cell table:style-name="Table0.B3" office:value-type="string">
                <text:p text:style-name="P4">1</text:p>
              </table:table-cell>
              <table:table-cell table:style-name="Table0.C3" office:value-type="string">
                <text:p text:style-name="P4">1</text:p>
              </table:table-cell>
              <table:table-cell table:style-name="Table0.C3" office:value-type="string">
                <text:p text:style-name="P4">2</text:p>
              </table:table-cell>
              <table:table-cell table:style-name="Table0.C3" office:value-type="string">
                <text:p text:style-name="Standard"/>
              </table:table-cell>
              <table:table-cell table:style-name="Table0.C3" office:value-type="string">
                <text:p text:style-name="Standard"/>
              </table:table-cell>
              <table:table-cell table:style-name="Table0.C3" office:value-type="string">
                <text:p text:style-name="P4">1</text:p>
              </table:table-cell>
              <table:table-cell table:style-name="Table0.H3" office:value-type="string">
                <text:p text:style-name="P4">1</text:p>
              </table:table-cell>
            </table:table-row>
            <table:table-row table:style-name="Table0.1">
              <table:table-cell table:style-name="Table0.A2" office:value-type="string">
                <text:p text:style-name="P7">Black Stars Rise</text:p>
              </table:table-cell>
              <table:table-cell table:style-name="Table0.B2" office:value-type="string">
                <text:p text:style-name="P4">2</text:p>
              </table:table-cell>
              <table:table-cell table:style-name="Table0.B2" office:value-type="string">
                <text:p text:style-name="P8">2 (0-1)</text:p>
              </table:table-cell>
              <table:table-cell table:style-name="Table0.B2" office:value-type="string">
                <text:p text:style-name="Standard"/>
              </table:table-cell>
              <table:table-cell table:style-name="Table0.B2" office:value-type="string">
                <text:p text:style-name="P4">2</text:p>
              </table:table-cell>
              <table:table-cell table:style-name="Table0.B2" office:value-type="string">
                <text:p text:style-name="Standard"/>
              </table:table-cell>
              <table:table-cell table:style-name="Table0.B2" office:value-type="string">
                <text:p text:style-name="P8">1-2</text:p>
              </table:table-cell>
              <table:table-cell table:style-name="Table0.B2" office:value-type="string">
                <text:p text:style-name="P8">0-1</text:p>
              </table:table-cell>
            </table:table-row>
            <table:table-row table:style-name="Table0.1">
              <table:table-cell table:style-name="Table0.A2" office:value-type="string">
                <text:p text:style-name="P7">Black Stars Rise (H)</text:p>
              </table:table-cell>
              <table:table-cell table:style-name="Table0.B3" office:value-type="string">
                <text:p text:style-name="P4">2</text:p>
              </table:table-cell>
              <table:table-cell table:style-name="Table0.C3" office:value-type="string">
                <text:p text:style-name="P8">2 (0-1)</text:p>
              </table:table-cell>
              <table:table-cell table:style-name="Table0.C3" office:value-type="string">
                <text:p text:style-name="Standard"/>
              </table:table-cell>
              <table:table-cell table:style-name="Table0.C3" office:value-type="string">
                <text:p text:style-name="P4">2</text:p>
              </table:table-cell>
              <table:table-cell table:style-name="Table0.C3" office:value-type="string">
                <text:p text:style-name="Standard"/>
              </table:table-cell>
              <table:table-cell table:style-name="Table0.C3" office:value-type="string">
                <text:p text:style-name="P8">1-2</text:p>
              </table:table-cell>
              <table:table-cell table:style-name="Table0.H3" office:value-type="string">
                <text:p text:style-name="P8">0-1</text:p>
              </table:table-cell>
            </table:table-row>
            <table:table-row table:style-name="Table0.1">
              <table:table-cell table:style-name="Table0.A2" office:value-type="string">
                <text:p text:style-name="P7">Dim Carcosa</text:p>
              </table:table-cell>
              <table:table-cell table:style-name="Table0.B2" office:value-type="string">
                <text:p text:style-name="P4">1</text:p>
              </table:table-cell>
              <table:table-cell table:style-name="Table0.B2" office:value-type="string">
                <text:p text:style-name="P8">2 (1-2)</text:p>
              </table:table-cell>
              <table:table-cell table:style-name="Table0.B2" office:value-type="string">
                <text:p text:style-name="P8">1 (0-1)</text:p>
              </table:table-cell>
              <table:table-cell table:style-name="Table0.B2" office:value-type="string">
                <text:p text:style-name="P4">1</text:p>
              </table:table-cell>
              <table:table-cell table:style-name="Table0.B2" office:value-type="string">
                <text:p text:style-name="Standard"/>
              </table:table-cell>
              <table:table-cell table:style-name="Table0.B2" office:value-type="string">
                <text:p text:style-name="P4">1</text:p>
              </table:table-cell>
              <table:table-cell table:style-name="Table0.B2" office:value-type="string">
                <text:p text:style-name="P4">2</text:p>
              </table:table-cell>
            </table:table-row>
            <table:table-row table:style-name="Table0.1">
              <table:table-cell table:style-name="Table0.A2" office:value-type="string">
                <text:p text:style-name="P7">Dim Carcosa (H)</text:p>
              </table:table-cell>
              <table:table-cell table:style-name="Table0.B3" office:value-type="string">
                <text:p text:style-name="P4">1</text:p>
              </table:table-cell>
              <table:table-cell table:style-name="Table0.C3" office:value-type="string">
                <text:p text:style-name="P8">2 (1-2)</text:p>
              </table:table-cell>
              <table:table-cell table:style-name="Table0.C3" office:value-type="string">
                <text:p text:style-name="P8">1 (0-1)</text:p>
              </table:table-cell>
              <table:table-cell table:style-name="Table0.C3" office:value-type="string">
                <text:p text:style-name="P4">1</text:p>
              </table:table-cell>
              <table:table-cell table:style-name="Table0.C3" office:value-type="string">
                <text:p text:style-name="Standard"/>
              </table:table-cell>
              <table:table-cell table:style-name="Table0.C3" office:value-type="string">
                <text:p text:style-name="P4">1</text:p>
              </table:table-cell>
              <table:table-cell table:style-name="Table0.H3" office:value-type="string">
                <text:p text:style-name="P4">2</text:p>
              </table:table-cell>
            </table:table-row>
          </table:table>
        </draw:text-box>
      </draw:frame>
      <text:p text:style-name="P5">Symbol Token Needs by Scenario</text:p>
      <text:p text:style-name="P6">Variable Values:</text:p>
      <text:p text:style-name="P3"/>
      <text:p text:style-name="P3"/>
      <text:p text:style-name="P3"/>
      <text:p text:style-name="P6">Night of the Zealot</text:p>
      <text:p text:style-name="P3"/>
      <text:p text:style-name="P6">The Gathering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header-rows>
          <table:table-row table:style-name="Table2.1">
            <table:table-cell table:style-name="Table2.A1" office:value-type="string">
              <text:p text:style-name="P9">Night of the Zealot</text:p>
            </table:table-cell>
            <table:table-cell table:style-name="Table2.A1" office:value-type="string">
              <text:p text:style-name="P9">Variable Values</text:p>
            </table:table-cell>
            <table:table-cell table:style-name="Table2.A1" office:value-type="string">
              <text:p text:style-name="P9">On-fail effects</text:p>
            </table:table-cell>
            <table:table-cell table:style-name="Table2.A1" office:value-type="string">
              <text:p text:style-name="P9">On-draw effects</text:p>
            </table:table-cell>
            <table:table-cell table:style-name="Table2.A1" office:value-type="string">
              <text:p text:style-name="P9">Nonterminal</text:p>
            </table:table-cell>
            <table:table-cell table:style-name="Table2.A1" office:value-type="string">
              <text:p text:style-name="P9">Conditional nonterminal</text:p>
            </table:table-cell>
            <table:table-cell table:style-name="Table2.A1" office:value-type="string">
              <text:p text:style-name="P9">Spinners needed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7">The Gathering</text:p>
          </table:table-cell>
          <table:table-cell table:style-name="Table2.B2" office:value-type="string">
            <text:p text:style-name="P4">1</text:p>
          </table:table-cell>
          <table:table-cell table:style-name="Table2.B2" office:value-type="string">
            <text:p text:style-name="P4">1</text:p>
          </table:table-cell>
          <table:table-cell table:style-name="Table2.B2" office:value-type="string">
            <text:p text:style-name="P4">1</text:p>
          </table:table-cell>
          <table:table-cell table:style-name="Table2.B2" office:value-type="string">
            <text:p text:style-name="Standard"/>
          </table:table-cell>
          <table:table-cell table:style-name="Table2.B2" office:value-type="string">
            <text:p text:style-name="Standard"/>
          </table:table-cell>
          <table:table-cell table:style-name="Table2.B2" office:value-type="string">
            <text:p text:style-name="P4">1</text:p>
          </table:table-cell>
        </table:table-row>
        <table:table-row table:style-name="Table2.1">
          <table:table-cell table:style-name="Table2.A2" office:value-type="string">
            <text:p text:style-name="P7">The Gathering (H)</text:p>
          </table:table-cell>
          <table:table-cell table:style-name="Table2.B3" office:value-type="string">
            <text:p text:style-name="Standard"/>
          </table:table-cell>
          <table:table-cell table:style-name="Table2.C3" office:value-type="string">
            <text:p text:style-name="P4">2</text:p>
          </table:table-cell>
          <table:table-cell table:style-name="Table2.C3" office:value-type="string">
            <text:p text:style-name="P4">1</text:p>
          </table:table-cell>
          <table:table-cell table:style-name="Table2.C3" office:value-type="string">
            <text:p text:style-name="P4">1</text:p>
          </table:table-cell>
          <table:table-cell table:style-name="Table2.C3" office:value-type="string">
            <text:p text:style-name="Standard"/>
          </table:table-cell>
          <table:table-cell table:style-name="Table2.G3" office:value-type="string">
            <text:p text:style-name="P4">1</text:p>
          </table:table-cell>
        </table:table-row>
        <table:table-row table:style-name="Table2.1">
          <table:table-cell table:style-name="Table2.A2" office:value-type="string">
            <text:p text:style-name="P7">Midnight Masks</text:p>
          </table:table-cell>
          <table:table-cell table:style-name="Table2.B2" office:value-type="string">
            <text:p text:style-name="P4">1</text:p>
          </table:table-cell>
          <table:table-cell table:style-name="Table2.B2" office:value-type="string">
            <text:p text:style-name="P4">1</text:p>
          </table:table-cell>
          <table:table-cell table:style-name="Table2.B2" office:value-type="string">
            <text:p text:style-name="P4">1</text:p>
          </table:table-cell>
          <table:table-cell table:style-name="Table2.B2" office:value-type="string">
            <text:p text:style-name="Standard"/>
          </table:table-cell>
          <table:table-cell table:style-name="Table2.B2" office:value-type="string">
            <text:p text:style-name="Standard"/>
          </table:table-cell>
          <table:table-cell table:style-name="Table2.B2" office:value-type="string">
            <text:p text:style-name="P4">1</text:p>
          </table:table-cell>
        </table:table-row>
        <table:table-row table:style-name="Table2.1">
          <table:table-cell table:style-name="Table2.A2" office:value-type="string">
            <text:p text:style-name="P7">Midnight Masks (H)</text:p>
          </table:table-cell>
          <table:table-cell table:style-name="Table2.B3" office:value-type="string">
            <text:p text:style-name="P4">1</text:p>
          </table:table-cell>
          <table:table-cell table:style-name="Table2.C3" office:value-type="string">
            <text:p text:style-name="P4">1</text:p>
          </table:table-cell>
          <table:table-cell table:style-name="Table2.C3" office:value-type="string">
            <text:p text:style-name="P4">1</text:p>
          </table:table-cell>
          <table:table-cell table:style-name="Table2.C3" office:value-type="string">
            <text:p text:style-name="Standard"/>
          </table:table-cell>
          <table:table-cell table:style-name="Table2.C3" office:value-type="string">
            <text:p text:style-name="P4">1</text:p>
          </table:table-cell>
          <table:table-cell table:style-name="Table2.G3" office:value-type="string">
            <text:p text:style-name="P4">2</text:p>
          </table:table-cell>
        </table:table-row>
        <table:table-row table:style-name="Table2.1">
          <table:table-cell table:style-name="Table2.A2" office:value-type="string">
            <text:p text:style-name="P7">The Devourer Below</text:p>
          </table:table-cell>
          <table:table-cell table:style-name="Table2.B2" office:value-type="string">
            <text:p text:style-name="P4">1</text:p>
          </table:table-cell>
          <table:table-cell table:style-name="Table2.B2" office:value-type="string">
            <text:p text:style-name="Standard"/>
          </table:table-cell>
          <table:table-cell table:style-name="Table2.B2" office:value-type="string">
            <text:p text:style-name="P4">2</text:p>
          </table:table-cell>
          <table:table-cell table:style-name="Table2.B2" office:value-type="string">
            <text:p text:style-name="Standard"/>
          </table:table-cell>
          <table:table-cell table:style-name="Table2.B2" office:value-type="string">
            <text:p text:style-name="P4">1</text:p>
          </table:table-cell>
          <table:table-cell table:style-name="Table2.B2" office:value-type="string">
            <text:p text:style-name="P4">2</text:p>
          </table:table-cell>
        </table:table-row>
        <table:table-row table:style-name="Table2.1">
          <table:table-cell table:style-name="Table2.A2" office:value-type="string">
            <text:p text:style-name="P7">The Devourer Below (H)</text:p>
          </table:table-cell>
          <table:table-cell table:style-name="Table2.B3" office:value-type="string">
            <text:p text:style-name="Standard"/>
          </table:table-cell>
          <table:table-cell table:style-name="Table2.C3" office:value-type="string">
            <text:p text:style-name="P4">1</text:p>
          </table:table-cell>
          <table:table-cell table:style-name="Table2.C3" office:value-type="string">
            <text:p text:style-name="P4">2</text:p>
          </table:table-cell>
          <table:table-cell table:style-name="Table2.C3" office:value-type="string">
            <text:p text:style-name="Standard"/>
          </table:table-cell>
          <table:table-cell table:style-name="Table2.C3" office:value-type="string">
            <text:p text:style-name="P4">1</text:p>
          </table:table-cell>
          <table:table-cell table:style-name="Table2.G3" office:value-type="string">
            <text:p text:style-name="P4">1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 table:number-columns-repeated="4"/>
        <table:table-column table:style-name="Table3.G"/>
        <table:table-header-rows>
          <table:table-row table:style-name="Table3.1">
            <table:table-cell table:style-name="Table3.A1" office:value-type="string">
              <text:p text:style-name="P9">The Dunwich Legacy</text:p>
            </table:table-cell>
            <table:table-cell table:style-name="Table3.A1" office:value-type="string">
              <text:p text:style-name="P9">Variable Values</text:p>
            </table:table-cell>
            <table:table-cell table:style-name="Table3.A1" office:value-type="string">
              <text:p text:style-name="P9">On-fail effects</text:p>
            </table:table-cell>
            <table:table-cell table:style-name="Table3.A1" office:value-type="string">
              <text:p text:style-name="P9">On-draw effects</text:p>
            </table:table-cell>
            <table:table-cell table:style-name="Table3.A1" office:value-type="string">
              <text:p text:style-name="P9">Nonterminal</text:p>
            </table:table-cell>
            <table:table-cell table:style-name="Table3.A1" office:value-type="string">
              <text:p text:style-name="P9">Conditional nonterminal</text:p>
            </table:table-cell>
            <table:table-cell table:style-name="Table3.A1" office:value-type="string">
              <text:p text:style-name="P9">Spinners needed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7">Extracurricular Activity</text:p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P7">Extracurricular Activity (H)</text:p>
          </table:table-cell>
          <table:table-cell table:style-name="Table3.B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G3" office:value-type="string"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P7">The House Always Wins</text:p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P7">The House Always Wins (H)</text:p>
          </table:table-cell>
          <table:table-cell table:style-name="Table3.B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G3" office:value-type="string"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P7">The Miskatonic Muesum</text:p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P7">The Miskatonic Muesum (H)</text:p>
          </table:table-cell>
          <table:table-cell table:style-name="Table3.B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G3" office:value-type="string"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P7">The Essex County Express</text:p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P7">The Essex County Express (H)</text:p>
          </table:table-cell>
          <table:table-cell table:style-name="Table3.B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G3" office:value-type="string"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P7">Blood on the Altar</text:p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P7">Blood on the Altar (H)</text:p>
          </table:table-cell>
          <table:table-cell table:style-name="Table3.B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G3" office:value-type="string"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P7">Undimensioned and Unseen</text:p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P7">Undimensioned and Unseen (H)</text:p>
          </table:table-cell>
          <table:table-cell table:style-name="Table3.B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G3" office:value-type="string"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P7">Where Doom Awaits</text:p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P7">Where Doom Awaits (H)</text:p>
          </table:table-cell>
          <table:table-cell table:style-name="Table3.B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G3" office:value-type="string"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P7">Lost in Time and Space</text:p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</table:table-row>
        <text:soft-page-break/>
        <table:table-row table:style-name="Table3.1">
          <table:table-cell table:style-name="Table3.A2" office:value-type="string">
            <text:p text:style-name="P7">Lost in Time and Space (H)</text:p>
          </table:table-cell>
          <table:table-cell table:style-name="Table3.B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C3" office:value-type="string">
            <text:p text:style-name="Standard"/>
          </table:table-cell>
          <table:table-cell table:style-name="Table3.G3" office:value-type="string">
            <text:p text:style-name="Standard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 table:number-columns-repeated="4"/>
        <table:table-column table:style-name="Table4.G"/>
        <table:table-header-rows>
          <table:table-row table:style-name="Table4.1">
            <table:table-cell table:style-name="Table4.A1" office:value-type="string">
              <text:p text:style-name="P9">The Dream-Eaters</text:p>
            </table:table-cell>
            <table:table-cell table:style-name="Table4.A1" office:value-type="string">
              <text:p text:style-name="P9">Variable Values</text:p>
            </table:table-cell>
            <table:table-cell table:style-name="Table4.A1" office:value-type="string">
              <text:p text:style-name="P9">On-fail effects</text:p>
            </table:table-cell>
            <table:table-cell table:style-name="Table4.A1" office:value-type="string">
              <text:p text:style-name="P9">On-draw effects</text:p>
            </table:table-cell>
            <table:table-cell table:style-name="Table4.A1" office:value-type="string">
              <text:p text:style-name="P9">Nonterminal</text:p>
            </table:table-cell>
            <table:table-cell table:style-name="Table4.A1" office:value-type="string">
              <text:p text:style-name="P9">Conditional nonterminal</text:p>
            </table:table-cell>
            <table:table-cell table:style-name="Table4.A1" office:value-type="string">
              <text:p text:style-name="P9">Spinners needed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7">Beyond the Gates of Sleep</text:p>
          </table:table-cell>
          <table:table-cell table:style-name="Table4.B2" office:value-type="string">
            <text:p text:style-name="P4">2</text:p>
          </table:table-cell>
          <table:table-cell table:style-name="Table4.B2" office:value-type="string">
            <text:p text:style-name="P4">2</text:p>
          </table:table-cell>
          <table:table-cell table:style-name="Table4.B2" office:value-type="string">
            <text:p text:style-name="Standard"/>
          </table:table-cell>
          <table:table-cell table:style-name="Table4.B2" office:value-type="string">
            <text:p text:style-name="Standard"/>
          </table:table-cell>
          <table:table-cell table:style-name="Table4.B2" office:value-type="string">
            <text:p text:style-name="Standard"/>
          </table:table-cell>
          <table:table-cell table:style-name="Table4.B2" office:value-type="string">
            <text:p text:style-name="P4">2</text:p>
          </table:table-cell>
        </table:table-row>
        <table:table-row table:style-name="Table4.1">
          <table:table-cell table:style-name="Table4.A2" office:value-type="string">
            <text:p text:style-name="P7">Beyond the Gates of Sleep (H)</text:p>
          </table:table-cell>
          <table:table-cell table:style-name="Table4.B3" office:value-type="string">
            <text:p text:style-name="P4">2</text:p>
          </table:table-cell>
          <table:table-cell table:style-name="Table4.C3" office:value-type="string">
            <text:p text:style-name="Standard"/>
          </table:table-cell>
          <table:table-cell table:style-name="Table4.C3" office:value-type="string">
            <text:p text:style-name="P4">1</text:p>
          </table:table-cell>
          <table:table-cell table:style-name="Table4.C3" office:value-type="string">
            <text:p text:style-name="Standard"/>
          </table:table-cell>
          <table:table-cell table:style-name="Table4.C3" office:value-type="string">
            <text:p text:style-name="Standard"/>
          </table:table-cell>
          <table:table-cell table:style-name="Table4.G3" office:value-type="string">
            <text:p text:style-name="P4">2</text:p>
          </table:table-cell>
        </table:table-row>
        <table:table-row table:style-name="Table4.1">
          <table:table-cell table:style-name="Table4.A2" office:value-type="string">
            <text:p text:style-name="P7">Waking Nightmare</text:p>
          </table:table-cell>
          <table:table-cell table:style-name="Table4.B2" office:value-type="string">
            <text:p text:style-name="P4">2</text:p>
          </table:table-cell>
          <table:table-cell table:style-name="Table4.B2" office:value-type="string">
            <text:p text:style-name="P4">1</text:p>
          </table:table-cell>
          <table:table-cell table:style-name="Table4.B2" office:value-type="string">
            <text:p text:style-name="Standard"/>
          </table:table-cell>
          <table:table-cell table:style-name="Table4.B2" office:value-type="string">
            <text:p text:style-name="P4">1</text:p>
          </table:table-cell>
          <table:table-cell table:style-name="Table4.B2" office:value-type="string">
            <text:p text:style-name="Standard"/>
          </table:table-cell>
          <table:table-cell table:style-name="Table4.B2" office:value-type="string">
            <text:p text:style-name="P4">2</text:p>
          </table:table-cell>
        </table:table-row>
        <table:table-row table:style-name="Table4.1">
          <table:table-cell table:style-name="Table4.A2" office:value-type="string">
            <text:p text:style-name="P7">Waking Nightmare (H)</text:p>
          </table:table-cell>
          <table:table-cell table:style-name="Table4.B3" office:value-type="string">
            <text:p text:style-name="P4">2</text:p>
          </table:table-cell>
          <table:table-cell table:style-name="Table4.C3" office:value-type="string">
            <text:p text:style-name="Standard"/>
          </table:table-cell>
          <table:table-cell table:style-name="Table4.C3" office:value-type="string">
            <text:p text:style-name="P4">1</text:p>
          </table:table-cell>
          <table:table-cell table:style-name="Table4.C3" office:value-type="string">
            <text:p text:style-name="P4">1</text:p>
          </table:table-cell>
          <table:table-cell table:style-name="Table4.C3" office:value-type="string">
            <text:p text:style-name="Standard"/>
          </table:table-cell>
          <table:table-cell table:style-name="Table4.G3" office:value-type="string">
            <text:p text:style-name="P4">2</text:p>
          </table:table-cell>
        </table:table-row>
        <table:table-row table:style-name="Table4.1">
          <table:table-cell table:style-name="Table4.A2" office:value-type="string">
            <text:p text:style-name="P7">The Search for Kadath</text:p>
          </table:table-cell>
          <table:table-cell table:style-name="Table4.B2" office:value-type="string">
            <text:p text:style-name="P4">1</text:p>
          </table:table-cell>
          <table:table-cell table:style-name="Table4.B2" office:value-type="string">
            <text:p text:style-name="P4">2</text:p>
          </table:table-cell>
          <table:table-cell table:style-name="Table4.B2" office:value-type="string">
            <text:p text:style-name="P4">1</text:p>
          </table:table-cell>
          <table:table-cell table:style-name="Table4.B2" office:value-type="string">
            <text:p text:style-name="P4">1</text:p>
          </table:table-cell>
          <table:table-cell table:style-name="Table4.B2" office:value-type="string">
            <text:p text:style-name="Standard"/>
          </table:table-cell>
          <table:table-cell table:style-name="Table4.B2" office:value-type="string">
            <text:p text:style-name="P4">1</text:p>
          </table:table-cell>
        </table:table-row>
        <table:table-row table:style-name="Table4.1">
          <table:table-cell table:style-name="Table4.A2" office:value-type="string">
            <text:p text:style-name="P7">The Search for Kadath (H)</text:p>
          </table:table-cell>
          <table:table-cell table:style-name="Table4.B3" office:value-type="string">
            <text:p text:style-name="P4">1</text:p>
          </table:table-cell>
          <table:table-cell table:style-name="Table4.C3" office:value-type="string">
            <text:p text:style-name="P4">2</text:p>
          </table:table-cell>
          <table:table-cell table:style-name="Table4.C3" office:value-type="string">
            <text:p text:style-name="P4">1</text:p>
          </table:table-cell>
          <table:table-cell table:style-name="Table4.C3" office:value-type="string">
            <text:p text:style-name="P4">1</text:p>
          </table:table-cell>
          <table:table-cell table:style-name="Table4.C3" office:value-type="string">
            <text:p text:style-name="Standard"/>
          </table:table-cell>
          <table:table-cell table:style-name="Table4.G3" office:value-type="string">
            <text:p text:style-name="P4">1</text:p>
          </table:table-cell>
        </table:table-row>
        <table:table-row table:style-name="Table4.1">
          <table:table-cell table:style-name="Table4.A2" office:value-type="string">
            <text:p text:style-name="P7">A Thousand Shapes of Horror</text:p>
          </table:table-cell>
          <table:table-cell table:style-name="Table4.B2" office:value-type="string">
            <text:p text:style-name="P4">1</text:p>
          </table:table-cell>
          <table:table-cell table:style-name="Table4.B2" office:value-type="string">
            <text:p text:style-name="P4">2</text:p>
          </table:table-cell>
          <table:table-cell table:style-name="Table4.B2" office:value-type="string">
            <text:p text:style-name="P4">1</text:p>
          </table:table-cell>
          <table:table-cell table:style-name="Table4.B2" office:value-type="string">
            <text:p text:style-name="P4">1</text:p>
          </table:table-cell>
          <table:table-cell table:style-name="Table4.B2" office:value-type="string">
            <text:p text:style-name="Standard"/>
          </table:table-cell>
          <table:table-cell table:style-name="Table4.B2" office:value-type="string">
            <text:p text:style-name="P4">1</text:p>
          </table:table-cell>
        </table:table-row>
        <table:table-row table:style-name="Table4.1">
          <table:table-cell table:style-name="Table4.A2" office:value-type="string">
            <text:p text:style-name="P7">A Thousand Shapes of Horror (H)</text:p>
          </table:table-cell>
          <table:table-cell table:style-name="Table4.B3" office:value-type="string">
            <text:p text:style-name="P4">1</text:p>
          </table:table-cell>
          <table:table-cell table:style-name="Table4.C3" office:value-type="string">
            <text:p text:style-name="P4">2</text:p>
          </table:table-cell>
          <table:table-cell table:style-name="Table4.C3" office:value-type="string">
            <text:p text:style-name="P4">1</text:p>
          </table:table-cell>
          <table:table-cell table:style-name="Table4.C3" office:value-type="string">
            <text:p text:style-name="P4">1</text:p>
          </table:table-cell>
          <table:table-cell table:style-name="Table4.C3" office:value-type="string">
            <text:p text:style-name="Standard"/>
          </table:table-cell>
          <table:table-cell table:style-name="Table4.G3" office:value-type="string">
            <text:p text:style-name="P4">1</text:p>
          </table:table-cell>
        </table:table-row>
        <table:table-row table:style-name="Table4.1">
          <table:table-cell table:style-name="Table4.A2" office:value-type="string">
            <text:p text:style-name="P7">Dark Side of the Moon</text:p>
          </table:table-cell>
          <table:table-cell table:style-name="Table4.B2" office:value-type="string">
            <text:p text:style-name="P4">1</text:p>
          </table:table-cell>
          <table:table-cell table:style-name="Table4.B2" office:value-type="string">
            <text:p text:style-name="P4">2</text:p>
          </table:table-cell>
          <table:table-cell table:style-name="Table4.B2" office:value-type="string">
            <text:p text:style-name="P4">1</text:p>
          </table:table-cell>
          <table:table-cell table:style-name="Table4.B2" office:value-type="string">
            <text:p text:style-name="P4">1</text:p>
          </table:table-cell>
          <table:table-cell table:style-name="Table4.B2" office:value-type="string">
            <text:p text:style-name="Standard"/>
          </table:table-cell>
          <table:table-cell table:style-name="Table4.B2" office:value-type="string">
            <text:p text:style-name="P4">1</text:p>
          </table:table-cell>
        </table:table-row>
        <table:table-row table:style-name="Table4.1">
          <table:table-cell table:style-name="Table4.A2" office:value-type="string">
            <text:p text:style-name="P7">Dark Side of the Moon (H)</text:p>
          </table:table-cell>
          <table:table-cell table:style-name="Table4.B3" office:value-type="string">
            <text:p text:style-name="P4">1</text:p>
          </table:table-cell>
          <table:table-cell table:style-name="Table4.C3" office:value-type="string">
            <text:p text:style-name="P4">2</text:p>
          </table:table-cell>
          <table:table-cell table:style-name="Table4.C3" office:value-type="string">
            <text:p text:style-name="P4">1</text:p>
          </table:table-cell>
          <table:table-cell table:style-name="Table4.C3" office:value-type="string">
            <text:p text:style-name="P4">1</text:p>
          </table:table-cell>
          <table:table-cell table:style-name="Table4.C3" office:value-type="string">
            <text:p text:style-name="Standard"/>
          </table:table-cell>
          <table:table-cell table:style-name="Table4.G3" office:value-type="string">
            <text:p text:style-name="P4">1</text:p>
          </table:table-cell>
        </table:table-row>
        <table:table-row table:style-name="Table4.1">
          <table:table-cell table:style-name="Table4.A2" office:value-type="string">
            <text:p text:style-name="P7">Point of No Return</text:p>
          </table:table-cell>
          <table:table-cell table:style-name="Table4.B2" office:value-type="string">
            <text:p text:style-name="P4">1</text:p>
          </table:table-cell>
          <table:table-cell table:style-name="Table4.B2" office:value-type="string">
            <text:p text:style-name="P4">2</text:p>
          </table:table-cell>
          <table:table-cell table:style-name="Table4.B2" office:value-type="string">
            <text:p text:style-name="P4">1</text:p>
          </table:table-cell>
          <table:table-cell table:style-name="Table4.B2" office:value-type="string">
            <text:p text:style-name="P4">1</text:p>
          </table:table-cell>
          <table:table-cell table:style-name="Table4.B2" office:value-type="string">
            <text:p text:style-name="Standard"/>
          </table:table-cell>
          <table:table-cell table:style-name="Table4.B2" office:value-type="string">
            <text:p text:style-name="P4">1</text:p>
          </table:table-cell>
        </table:table-row>
        <table:table-row table:style-name="Table4.1">
          <table:table-cell table:style-name="Table4.A2" office:value-type="string">
            <text:p text:style-name="P7">Point of No Return (H)</text:p>
          </table:table-cell>
          <table:table-cell table:style-name="Table4.B3" office:value-type="string">
            <text:p text:style-name="P4">1</text:p>
          </table:table-cell>
          <table:table-cell table:style-name="Table4.C3" office:value-type="string">
            <text:p text:style-name="P4">2</text:p>
          </table:table-cell>
          <table:table-cell table:style-name="Table4.C3" office:value-type="string">
            <text:p text:style-name="P4">1</text:p>
          </table:table-cell>
          <table:table-cell table:style-name="Table4.C3" office:value-type="string">
            <text:p text:style-name="P4">1</text:p>
          </table:table-cell>
          <table:table-cell table:style-name="Table4.C3" office:value-type="string">
            <text:p text:style-name="Standard"/>
          </table:table-cell>
          <table:table-cell table:style-name="Table4.G3" office:value-type="string">
            <text:p text:style-name="P4">1</text:p>
          </table:table-cell>
        </table:table-row>
        <table:table-row table:style-name="Table4.1">
          <table:table-cell table:style-name="Table4.A2" office:value-type="string">
            <text:p text:style-name="P7">Where the Gods Dwell</text:p>
          </table:table-cell>
          <table:table-cell table:style-name="Table4.B2" office:value-type="string">
            <text:p text:style-name="P4">1</text:p>
          </table:table-cell>
          <table:table-cell table:style-name="Table4.B2" office:value-type="string">
            <text:p text:style-name="P4">2</text:p>
          </table:table-cell>
          <table:table-cell table:style-name="Table4.B2" office:value-type="string">
            <text:p text:style-name="Standard"/>
          </table:table-cell>
          <table:table-cell table:style-name="Table4.B2" office:value-type="string">
            <text:p text:style-name="P4">1</text:p>
          </table:table-cell>
          <table:table-cell table:style-name="Table4.B2" office:value-type="string">
            <text:p text:style-name="Standard"/>
          </table:table-cell>
          <table:table-cell table:style-name="Table4.B2" office:value-type="string">
            <text:p text:style-name="P4">1</text:p>
          </table:table-cell>
        </table:table-row>
        <table:table-row table:style-name="Table4.1">
          <table:table-cell table:style-name="Table4.A2" office:value-type="string">
            <text:p text:style-name="P7">Where the Gods Dwell (H)</text:p>
          </table:table-cell>
          <table:table-cell table:style-name="Table4.B3" office:value-type="string">
            <text:p text:style-name="P4">1</text:p>
          </table:table-cell>
          <table:table-cell table:style-name="Table4.C3" office:value-type="string">
            <text:p text:style-name="P4">2</text:p>
          </table:table-cell>
          <table:table-cell table:style-name="Table4.C3" office:value-type="string">
            <text:p text:style-name="Standard"/>
          </table:table-cell>
          <table:table-cell table:style-name="Table4.C3" office:value-type="string">
            <text:p text:style-name="P4">1</text:p>
          </table:table-cell>
          <table:table-cell table:style-name="Table4.C3" office:value-type="string">
            <text:p text:style-name="Standard"/>
          </table:table-cell>
          <table:table-cell table:style-name="Table4.G3" office:value-type="string">
            <text:p text:style-name="P4">1</text:p>
          </table:table-cell>
        </table:table-row>
        <table:table-row table:style-name="Table4.1">
          <table:table-cell table:style-name="Table4.A2" office:value-type="string">
            <text:p text:style-name="P7">Weaver of the Cosmos</text:p>
          </table:table-cell>
          <table:table-cell table:style-name="Table4.B2" office:value-type="string">
            <text:p text:style-name="P4">1</text:p>
          </table:table-cell>
          <table:table-cell table:style-name="Table4.B2" office:value-type="string">
            <text:p text:style-name="P4">2</text:p>
          </table:table-cell>
          <table:table-cell table:style-name="Table4.B2" office:value-type="string">
            <text:p text:style-name="P4">1</text:p>
          </table:table-cell>
          <table:table-cell table:style-name="Table4.B2" office:value-type="string">
            <text:p text:style-name="P4">1</text:p>
          </table:table-cell>
          <table:table-cell table:style-name="Table4.B2" office:value-type="string">
            <text:p text:style-name="Standard"/>
          </table:table-cell>
          <table:table-cell table:style-name="Table4.B2" office:value-type="string">
            <text:p text:style-name="P4">1</text:p>
          </table:table-cell>
        </table:table-row>
        <table:table-row table:style-name="Table4.1">
          <table:table-cell table:style-name="Table4.A2" office:value-type="string">
            <text:p text:style-name="P7">Weaver of the Cosmos (H)</text:p>
          </table:table-cell>
          <table:table-cell table:style-name="Table4.B3" office:value-type="string">
            <text:p text:style-name="P4">1</text:p>
          </table:table-cell>
          <table:table-cell table:style-name="Table4.C3" office:value-type="string">
            <text:p text:style-name="P4">2</text:p>
          </table:table-cell>
          <table:table-cell table:style-name="Table4.C3" office:value-type="string">
            <text:p text:style-name="P4">1</text:p>
          </table:table-cell>
          <table:table-cell table:style-name="Table4.C3" office:value-type="string">
            <text:p text:style-name="P4">1</text:p>
          </table:table-cell>
          <table:table-cell table:style-name="Table4.C3" office:value-type="string">
            <text:p text:style-name="Standard"/>
          </table:table-cell>
          <table:table-cell table:style-name="Table4.G3" office:value-type="string">
            <text:p text:style-name="P4">1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 table:number-columns-repeated="4"/>
        <table:table-column table:style-name="Table5.G"/>
        <table:table-header-rows>
          <text:soft-page-break/>
          <table:table-row table:style-name="Table5.1">
            <table:table-cell table:style-name="Table5.A1" office:value-type="string">
              <text:p text:style-name="P9">Edge of the Earth</text:p>
            </table:table-cell>
            <table:table-cell table:style-name="Table5.A1" office:value-type="string">
              <text:p text:style-name="P9">Variable Values</text:p>
            </table:table-cell>
            <table:table-cell table:style-name="Table5.A1" office:value-type="string">
              <text:p text:style-name="P9">On-fail effects</text:p>
            </table:table-cell>
            <table:table-cell table:style-name="Table5.A1" office:value-type="string">
              <text:p text:style-name="P9">On-draw effects</text:p>
            </table:table-cell>
            <table:table-cell table:style-name="Table5.A1" office:value-type="string">
              <text:p text:style-name="P9">Nonterminal</text:p>
            </table:table-cell>
            <table:table-cell table:style-name="Table5.A1" office:value-type="string">
              <text:p text:style-name="P9">Conditional nonterminal</text:p>
            </table:table-cell>
            <table:table-cell table:style-name="Table5.A1" office:value-type="string">
              <text:p text:style-name="P9">Spinners needed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7">Ice and Death</text:p>
          </table:table-cell>
          <table:table-cell table:style-name="Table5.B2" office:value-type="string">
            <text:p text:style-name="P4">1</text:p>
          </table:table-cell>
          <table:table-cell table:style-name="Table5.B2" office:value-type="string">
            <text:p text:style-name="P4">2</text:p>
          </table:table-cell>
          <table:table-cell table:style-name="Table5.B2" office:value-type="string">
            <text:p text:style-name="Standard"/>
          </table:table-cell>
          <table:table-cell table:style-name="Table5.B2" office:value-type="string">
            <text:p text:style-name="Standard"/>
          </table:table-cell>
          <table:table-cell table:style-name="Table5.B2" office:value-type="string">
            <text:p text:style-name="Standard"/>
          </table:table-cell>
          <table:table-cell table:style-name="Table5.B2" office:value-type="string">
            <text:p text:style-name="P4">1</text:p>
          </table:table-cell>
        </table:table-row>
        <table:table-row table:style-name="Table5.1">
          <table:table-cell table:style-name="Table5.A2" office:value-type="string">
            <text:p text:style-name="P7">Ice and Death (H)</text:p>
          </table:table-cell>
          <table:table-cell table:style-name="Table5.B3" office:value-type="string">
            <text:p text:style-name="P4">1</text:p>
          </table:table-cell>
          <table:table-cell table:style-name="Table5.C3" office:value-type="string">
            <text:p text:style-name="P4">2</text:p>
          </table:table-cell>
          <table:table-cell table:style-name="Table5.C3" office:value-type="string">
            <text:p text:style-name="Standard"/>
          </table:table-cell>
          <table:table-cell table:style-name="Table5.C3" office:value-type="string">
            <text:p text:style-name="Standard"/>
          </table:table-cell>
          <table:table-cell table:style-name="Table5.C3" office:value-type="string">
            <text:p text:style-name="Standard"/>
          </table:table-cell>
          <table:table-cell table:style-name="Table5.G3" office:value-type="string">
            <text:p text:style-name="P4">1</text:p>
          </table:table-cell>
        </table:table-row>
        <table:table-row table:style-name="Table5.1">
          <table:table-cell table:style-name="Table5.A2" office:value-type="string">
            <text:p text:style-name="P7">Fatal Mirage</text:p>
          </table:table-cell>
          <table:table-cell table:style-name="Table5.B2" office:value-type="string">
            <text:p text:style-name="P4">1</text:p>
          </table:table-cell>
          <table:table-cell table:style-name="Table5.B2" office:value-type="string">
            <text:p text:style-name="P4">3</text:p>
          </table:table-cell>
          <table:table-cell table:style-name="Table5.B2" office:value-type="string">
            <text:p text:style-name="Standard"/>
          </table:table-cell>
          <table:table-cell table:style-name="Table5.B2" office:value-type="string">
            <text:p text:style-name="Standard"/>
          </table:table-cell>
          <table:table-cell table:style-name="Table5.B2" office:value-type="string">
            <text:p text:style-name="Standard"/>
          </table:table-cell>
          <table:table-cell table:style-name="Table5.B2" office:value-type="string">
            <text:p text:style-name="P4">1</text:p>
          </table:table-cell>
        </table:table-row>
        <table:table-row table:style-name="Table5.1">
          <table:table-cell table:style-name="Table5.A2" office:value-type="string">
            <text:p text:style-name="P7">Fatal Mirage (H)</text:p>
          </table:table-cell>
          <table:table-cell table:style-name="Table5.B3" office:value-type="string">
            <text:p text:style-name="P4">1</text:p>
          </table:table-cell>
          <table:table-cell table:style-name="Table5.C3" office:value-type="string">
            <text:p text:style-name="P4">3</text:p>
          </table:table-cell>
          <table:table-cell table:style-name="Table5.C3" office:value-type="string">
            <text:p text:style-name="Standard"/>
          </table:table-cell>
          <table:table-cell table:style-name="Table5.C3" office:value-type="string">
            <text:p text:style-name="Standard"/>
          </table:table-cell>
          <table:table-cell table:style-name="Table5.C3" office:value-type="string">
            <text:p text:style-name="Standard"/>
          </table:table-cell>
          <table:table-cell table:style-name="Table5.G3" office:value-type="string">
            <text:p text:style-name="P4">1</text:p>
          </table:table-cell>
        </table:table-row>
        <table:table-row table:style-name="Table5.1">
          <table:table-cell table:style-name="Table5.A2" office:value-type="string">
            <text:p text:style-name="P7">To the Forbidden Peaks</text:p>
          </table:table-cell>
          <table:table-cell table:style-name="Table5.B2" office:value-type="string">
            <text:p text:style-name="P4">1</text:p>
          </table:table-cell>
          <table:table-cell table:style-name="Table5.B2" office:value-type="string">
            <text:p text:style-name="P4">3</text:p>
          </table:table-cell>
          <table:table-cell table:style-name="Table5.B2" office:value-type="string">
            <text:p text:style-name="Standard"/>
          </table:table-cell>
          <table:table-cell table:style-name="Table5.B2" office:value-type="string">
            <text:p text:style-name="Standard"/>
          </table:table-cell>
          <table:table-cell table:style-name="Table5.B2" office:value-type="string">
            <text:p text:style-name="Standard"/>
          </table:table-cell>
          <table:table-cell table:style-name="Table5.B2" office:value-type="string">
            <text:p text:style-name="P4">1</text:p>
          </table:table-cell>
        </table:table-row>
        <table:table-row table:style-name="Table5.1">
          <table:table-cell table:style-name="Table5.A2" office:value-type="string">
            <text:p text:style-name="P7">To the Forbidden Peaks (H)</text:p>
          </table:table-cell>
          <table:table-cell table:style-name="Table5.B3" office:value-type="string">
            <text:p text:style-name="P4">1</text:p>
          </table:table-cell>
          <table:table-cell table:style-name="Table5.C3" office:value-type="string">
            <text:p text:style-name="P4">2</text:p>
          </table:table-cell>
          <table:table-cell table:style-name="Table5.C3" office:value-type="string">
            <text:p text:style-name="P4">1</text:p>
          </table:table-cell>
          <table:table-cell table:style-name="Table5.C3" office:value-type="string">
            <text:p text:style-name="Standard"/>
          </table:table-cell>
          <table:table-cell table:style-name="Table5.C3" office:value-type="string">
            <text:p text:style-name="Standard"/>
          </table:table-cell>
          <table:table-cell table:style-name="Table5.G3" office:value-type="string">
            <text:p text:style-name="P4">1</text:p>
          </table:table-cell>
        </table:table-row>
        <table:table-row table:style-name="Table5.1">
          <table:table-cell table:style-name="Table5.A2" office:value-type="string">
            <text:p text:style-name="P7">City of the Elder Things</text:p>
          </table:table-cell>
          <table:table-cell table:style-name="Table5.B2" office:value-type="string">
            <text:p text:style-name="P4">2</text:p>
          </table:table-cell>
          <table:table-cell table:style-name="Table5.B2" office:value-type="string">
            <text:p text:style-name="P4">2</text:p>
          </table:table-cell>
          <table:table-cell table:style-name="Table5.B2" office:value-type="string">
            <text:p text:style-name="Standard"/>
          </table:table-cell>
          <table:table-cell table:style-name="Table5.B2" office:value-type="string">
            <text:p text:style-name="Standard"/>
          </table:table-cell>
          <table:table-cell table:style-name="Table5.B2" office:value-type="string">
            <text:p text:style-name="Standard"/>
          </table:table-cell>
          <table:table-cell table:style-name="Table5.B2" office:value-type="string">
            <text:p text:style-name="P4">1</text:p>
          </table:table-cell>
        </table:table-row>
        <table:table-row table:style-name="Table5.1">
          <table:table-cell table:style-name="Table5.A2" office:value-type="string">
            <text:p text:style-name="P7">City of the Elder Things (H)</text:p>
          </table:table-cell>
          <table:table-cell table:style-name="Table5.B3" office:value-type="string">
            <text:p text:style-name="P4">2</text:p>
          </table:table-cell>
          <table:table-cell table:style-name="Table5.C3" office:value-type="string">
            <text:p text:style-name="P4">1</text:p>
          </table:table-cell>
          <table:table-cell table:style-name="Table5.C3" office:value-type="string">
            <text:p text:style-name="P4">1</text:p>
          </table:table-cell>
          <table:table-cell table:style-name="Table5.C3" office:value-type="string">
            <text:p text:style-name="Standard"/>
          </table:table-cell>
          <table:table-cell table:style-name="Table5.C3" office:value-type="string">
            <text:p text:style-name="Standard"/>
          </table:table-cell>
          <table:table-cell table:style-name="Table5.G3" office:value-type="string">
            <text:p text:style-name="P4">1</text:p>
          </table:table-cell>
        </table:table-row>
        <table:table-row table:style-name="Table5.1">
          <table:table-cell table:style-name="Table5.A2" office:value-type="string">
            <text:p text:style-name="P7">The Heart of Madness</text:p>
          </table:table-cell>
          <table:table-cell table:style-name="Table5.B2" office:value-type="string">
            <text:p text:style-name="P4">1</text:p>
          </table:table-cell>
          <table:table-cell table:style-name="Table5.B2" office:value-type="string">
            <text:p text:style-name="P4">2</text:p>
          </table:table-cell>
          <table:table-cell table:style-name="Table5.B2" office:value-type="string">
            <text:p text:style-name="Standard"/>
          </table:table-cell>
          <table:table-cell table:style-name="Table5.B2" office:value-type="string">
            <text:p text:style-name="Standard"/>
          </table:table-cell>
          <table:table-cell table:style-name="Table5.B2" office:value-type="string">
            <text:p text:style-name="P4">1</text:p>
          </table:table-cell>
          <table:table-cell table:style-name="Table5.B2" office:value-type="string">
            <text:p text:style-name="P4">2</text:p>
          </table:table-cell>
        </table:table-row>
        <table:table-row table:style-name="Table5.1">
          <table:table-cell table:style-name="Table5.A2" office:value-type="string">
            <text:p text:style-name="P7">The Heart of Madness (H)</text:p>
          </table:table-cell>
          <table:table-cell table:style-name="Table5.B3" office:value-type="string">
            <text:p text:style-name="P4">1</text:p>
          </table:table-cell>
          <table:table-cell table:style-name="Table5.C3" office:value-type="string">
            <text:p text:style-name="P4">1</text:p>
          </table:table-cell>
          <table:table-cell table:style-name="Table5.C3" office:value-type="string">
            <text:p text:style-name="P4">1</text:p>
          </table:table-cell>
          <table:table-cell table:style-name="Table5.C3" office:value-type="string">
            <text:p text:style-name="Standard"/>
          </table:table-cell>
          <table:table-cell table:style-name="Table5.C3" office:value-type="string">
            <text:p text:style-name="P4">1</text:p>
          </table:table-cell>
          <table:table-cell table:style-name="Table5.G3" office:value-type="string">
            <text:p text:style-name="P4">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Neue" svg:font-family="HelveticaNeue"/>
    <style:font-face style:name="HelveticaNeue-Bold" svg:font-family="HelveticaNeue-Bol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tyle_5f_0" style:display-name="GraphicStyle_0" style:family="graphic">
      <style:graphic-properties svg:x="0in" svg:y="0in" style:vertical-pos="from-top" style:vertical-rel="page" style:horizontal-pos="from-left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meta:document-statistic meta:table-count="6" meta:image-count="0" meta:object-count="0" meta:page-count="18" meta:paragraph-count="409" meta:word-count="731" meta:character-count="2915" meta:non-whitespace-character-count="2592"/>
  </office:meta>
</office:document-meta>
</file>